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ucida Sans2" svg:font-family="'Lucida Sans'" style:font-family-generic="swiss"/>
    <style:font-face style:name="Miriam Mono CLM" svg:font-family="'Miriam Mono CLM'" style:font-pitch="fixed"/>
    <style:font-face style:name="Courier" svg:font-family="Courier" style:font-family-generic="modern" style:font-pitch="fixed"/>
    <style:font-face style:name="Courier New" svg:font-family="'Courier New'" style:font-family-generic="modern" style:font-pitch="fixed"/>
    <style:font-face style:name="Lucida Sans" svg:font-family="'Lucida Sans'" style:font-family-generic="roman" style:font-pitch="variable"/>
    <style:font-face style:name="Lucida Sans1" svg:font-family="'Lucida Sans'" style:font-family-generic="swiss" style:font-pitch="variable"/>
    <style:font-face style:name="Lucida Sans3" svg:font-family="'Lucida Sans'"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background-color="transparent"/>
    </style:style>
    <style:style style:name="P2" style:family="paragraph" style:parent-style-name="Standard">
      <style:paragraph-properties fo:background-color="transparent">
        <style:background-image/>
      </style:paragraph-properties>
      <style:text-properties fo:color="#0047ff" fo:font-size="16pt" fo:font-weight="bold" fo:background-color="transparent" style:font-size-asian="16pt" style:font-weight-asian="bold" style:font-size-complex="16pt" style:font-weight-complex="bold"/>
    </style:style>
    <style:style style:name="P3" style:family="paragraph" style:parent-style-name="Standard">
      <style:paragraph-properties fo:background-color="transparent">
        <style:background-image/>
      </style:paragraph-properties>
      <style:text-properties fo:color="#0047ff" fo:font-size="14pt" fo:font-weight="bold" fo:background-color="transparent" style:font-size-asian="14pt" style:font-weight-asian="bold" style:font-size-complex="14pt" style:font-weight-complex="bold"/>
    </style:style>
    <style:style style:name="P4" style:family="paragraph" style:parent-style-name="Standard">
      <style:paragraph-properties fo:text-align="start" style:justify-single-word="false" fo:background-color="transparent">
        <style:background-image/>
      </style:paragraph-properties>
      <style:text-properties fo:color="#0047ff" fo:font-size="14pt" fo:font-weight="bold" fo:background-color="transparent" style:font-size-asian="14pt" style:font-weight-asian="bold" style:font-size-complex="14pt" style:font-weight-complex="bold"/>
    </style:style>
    <style:style style:name="P5" style:family="paragraph" style:parent-style-name="Standard">
      <style:paragraph-properties fo:background-color="transparent">
        <style:background-image/>
      </style:paragraph-properties>
      <style:text-properties fo:color="#0047ff" fo:font-size="11pt" fo:font-weight="bold" fo:background-color="transparent" style:font-size-asian="11pt" style:font-weight-asian="bold" style:font-size-complex="11pt" style:font-weight-complex="bold"/>
    </style:style>
    <style:style style:name="P6" style:family="paragraph" style:parent-style-name="Standard">
      <style:paragraph-properties fo:text-align="start" style:justify-single-word="false" fo:background-color="transparent">
        <style:background-image/>
      </style:paragraph-properties>
      <style:text-properties fo:color="#0047ff" fo:font-size="11pt" fo:font-weight="bold" fo:background-color="transparent" style:font-size-asian="11pt" style:font-weight-asian="bold" style:font-size-complex="11pt" style:font-weight-complex="bold"/>
    </style:style>
    <style:style style:name="P7" style:family="paragraph" style:parent-style-name="Standard">
      <style:paragraph-properties fo:background-color="transparent">
        <style:background-image/>
      </style:paragraph-properties>
      <style:text-properties fo:color="#0047ff" fo:font-size="13pt" fo:font-weight="bold" fo:background-color="transparent" style:font-size-asian="13pt" style:font-weight-asian="bold" style:font-size-complex="13pt" style:font-weight-complex="bold"/>
    </style:style>
    <style:style style:name="P8" style:family="paragraph" style:parent-style-name="Standard">
      <style:paragraph-properties fo:text-align="start" style:justify-single-word="false" fo:background-color="transparent">
        <style:background-image/>
      </style:paragraph-properties>
      <style:text-properties fo:color="#0047ff" style:font-name="Lucida Sans1" fo:font-size="11pt" fo:font-style="normal" fo:font-weight="bold" fo:background-color="transparent" style:font-size-asian="11pt" style:font-style-asian="normal" style:font-weight-asian="bold" style:font-size-complex="11pt" style:font-style-complex="normal" style:font-weight-complex="bold"/>
    </style:style>
    <style:style style:name="P9" style:family="paragraph" style:parent-style-name="Standard">
      <style:paragraph-properties fo:text-align="start" style:justify-single-word="false" fo:background-color="transparent">
        <style:background-image/>
      </style:paragraph-properties>
      <style:text-properties fo:color="#0047ff" style:font-name="Lucida Sans1" fo:font-size="13pt" fo:font-style="normal" fo:font-weight="bold" fo:background-color="transparent" style:font-size-asian="13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fo:background-color="transparent">
        <style:background-image/>
      </style:paragraph-properties>
      <style:text-properties fo:color="#0047ff" style:font-name="Lucida Sans2" fo:font-size="11pt" fo:font-style="normal" fo:font-weight="bold" fo:background-color="transparent" style:font-size-asian="11pt" style:font-style-asian="normal" style:font-weight-asian="bold" style:font-size-complex="11pt" style:font-style-complex="normal" style:font-weight-complex="bold"/>
    </style:style>
    <style:style style:name="P11" style:family="paragraph" style:parent-style-name="Standard">
      <style:paragraph-properties fo:background-color="transparent">
        <style:background-image/>
      </style:paragraph-properties>
      <style:text-properties fo:font-size="10.5pt" fo:background-color="transparent" style:font-size-asian="10.5pt" style:font-size-complex="10.5pt"/>
    </style:style>
    <style:style style:name="P12" style:family="paragraph" style:parent-style-name="Standard">
      <style:paragraph-properties fo:background-color="transparent">
        <style:background-image/>
      </style:paragraph-properties>
      <style:text-properties fo:font-size="10.5pt" fo:font-style="italic" fo:background-color="transparent" style:font-size-asian="10.5pt" style:font-style-asian="italic" style:font-size-complex="10.5pt" style:font-style-complex="italic"/>
    </style:style>
    <style:style style:name="P13" style:family="paragraph" style:parent-style-name="Standard">
      <style:paragraph-properties fo:background-color="transparent">
        <style:background-image/>
      </style:paragraph-properties>
      <style:text-properties style:font-name="Miriam Mono CLM" fo:font-size="10.5pt" fo:background-color="transparent" style:font-size-asian="10.5pt" style:font-size-complex="10.5pt"/>
    </style:style>
    <style:style style:name="P14" style:family="paragraph" style:parent-style-name="Standard">
      <style:paragraph-properties fo:background-color="transparent">
        <style:background-image/>
      </style:paragraph-properties>
      <style:text-properties style:font-name="Courier" fo:background-color="transparent"/>
    </style:style>
    <style:style style:name="P15" style:family="paragraph" style:parent-style-name="Standard">
      <style:paragraph-properties fo:background-color="transparent">
        <style:background-image/>
      </style:paragraph-properties>
      <style:text-properties style:font-name="Courier" fo:font-size="10.5pt" fo:background-color="transparent" style:font-size-asian="10.5pt" style:font-size-complex="10.5pt"/>
    </style:style>
    <style:style style:name="P16" style:family="paragraph" style:parent-style-name="Standard">
      <style:paragraph-properties fo:background-color="transparent">
        <style:background-image/>
      </style:paragraph-properties>
      <style:text-properties style:font-name="Courier" fo:font-size="11pt" fo:font-weight="normal" fo:background-color="transparent" style:font-size-asian="11pt" style:font-weight-asian="normal" style:font-size-complex="11pt" style:font-weight-complex="normal"/>
    </style:style>
    <style:style style:name="P17" style:family="paragraph" style:parent-style-name="Standard">
      <style:paragraph-properties fo:background-color="transparent">
        <style:background-image/>
      </style:paragraph-properties>
      <style:text-properties style:font-name="Courier" fo:font-size="11pt" fo:background-color="transparent" style:font-size-asian="11pt" style:font-size-complex="11pt"/>
    </style:style>
    <style:style style:name="P18" style:family="paragraph" style:parent-style-name="Standard">
      <style:paragraph-properties fo:text-align="start" style:justify-single-word="false" fo:background-color="transparent">
        <style:background-image/>
      </style:paragraph-properties>
      <style:text-properties style:use-window-font-color="true" fo:font-size="10.5pt" fo:font-weight="normal" fo:background-color="transparent" style:font-size-asian="10.5pt" style:font-weight-asian="normal" style:font-size-complex="10.5pt" style:font-weight-complex="normal"/>
    </style:style>
    <style:style style:name="P19" style:family="paragraph" style:parent-style-name="Standard">
      <style:paragraph-properties fo:text-align="start" style:justify-single-word="false" fo:background-color="transparent">
        <style:background-image/>
      </style:paragraph-properties>
      <style:text-properties style:use-window-font-color="true" fo:font-size="10.5pt" fo:font-style="italic" fo:font-weight="normal" fo:background-color="transparent" style:font-size-asian="10.5pt" style:font-style-asian="italic" style:font-weight-asian="normal" style:font-size-complex="10.5pt" style:font-style-complex="italic"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style:use-window-font-color="true" fo:font-size="11pt" fo:font-weight="normal" fo:background-color="transparent" style:font-size-asian="11pt" style:font-weight-asian="normal" style:font-size-complex="11pt" style:font-weight-complex="normal"/>
    </style:style>
    <style:style style:name="P21" style:family="paragraph" style:parent-style-name="Standard">
      <style:paragraph-properties fo:text-align="start" style:justify-single-word="false" fo:background-color="transparent">
        <style:background-image/>
      </style:paragraph-properties>
      <style:text-properties style:use-window-font-color="true" style:font-name="Courier" fo:font-size="11pt" fo:font-style="normal" fo:font-weight="normal"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fo:background-color="transparent">
        <style:background-image/>
      </style:paragraph-properties>
      <style:text-properties style:use-window-font-color="true" style:font-name="Courier" fo:font-size="11pt" fo:font-weight="normal" fo:background-color="transparent" style:font-size-asian="11pt" style:font-weight-asian="normal" style:font-size-complex="11pt" style:font-weight-complex="normal"/>
    </style:style>
    <style:style style:name="P23"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1pt" fo:font-style="normal"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1pt" fo:font-style="normal" fo:font-weight="normal" fo:background-color="#e6e64c"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1pt" fo:font-weight="normal" fo:background-color="transparent" style:font-size-asian="11pt" style:font-weight-asian="normal" style:font-size-complex="11pt" style:font-weight-complex="normal"/>
    </style:style>
    <style:style style:name="P26"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1pt" fo:font-style="italic" fo:font-weight="normal" fo:background-color="transparent"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2pt" fo:font-style="normal" fo:font-weight="normal" fo:background-color="#ff333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2pt" fo:font-style="normal" fo:font-weight="normal" fo:background-color="#e6e64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2pt" fo:font-style="normal" fo:font-weight="normal"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0.5pt" fo:font-style="normal" fo:font-weight="normal" fo:background-color="transparent"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0.5pt" fo:font-style="normal" fo:font-weight="normal" fo:background-color="#e6e64c" style:font-size-asian="10.5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fo:background-color="transparent">
        <style:background-image/>
      </style:paragraph-properties>
      <style:text-properties style:use-window-font-color="true" fo:font-size="10pt" fo:font-style="italic" fo:font-weight="normal" fo:background-color="transparent"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start" style:justify-single-word="false" fo:background-color="transparent">
        <style:background-image/>
      </style:paragraph-properties>
      <style:text-properties style:use-window-font-color="true" fo:font-size="12pt" fo:font-weight="normal" fo:background-color="#cccccc" style:font-size-asian="12pt" style:font-weight-asian="normal" style:font-size-complex="12pt" style:font-weight-complex="normal"/>
    </style:style>
    <style:style style:name="P34" style:family="paragraph" style:parent-style-name="Standard">
      <style:paragraph-properties fo:text-align="start" style:justify-single-word="false" fo:background-color="transparent">
        <style:background-image/>
      </style:paragraph-properties>
      <style:text-properties style:use-window-font-color="true"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fo:background-color="transparent">
        <style:background-image/>
      </style:paragraph-properties>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fo:background-color="transparent">
        <style:background-image/>
      </style:paragraph-properties>
      <style:text-properties style:use-window-font-color="true" style:font-name="Courier New" fo:font-size="11pt" fo:font-style="normal" fo:font-weight="bold" fo:background-color="#e6e64c" style:font-size-asian="11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fo:background-color="transparent">
        <style:background-image/>
      </style:paragraph-properties>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fo:background-color="transparent">
        <style:background-image/>
      </style:paragraph-properties>
      <style:text-properties style:use-window-font-color="true" style:font-name="Lucida Sans2" fo:font-size="11pt" fo:font-style="normal" fo:font-weight="bold" fo:background-color="#e6e64c" style:font-size-asian="11pt" style:font-style-asian="normal" style:font-weight-asian="bold" style:font-size-complex="11pt" style:font-style-complex="normal" style:font-weight-complex="bold"/>
    </style:style>
    <style:style style:name="P39" style:family="paragraph" style:parent-style-name="Standard">
      <style:paragraph-properties fo:text-align="start" style:justify-single-word="false" fo:background-color="transparent">
        <style:background-image/>
      </style:paragraph-properties>
      <style:text-properties style:use-window-font-color="true" style:font-name="Lucida Sans2" fo:font-size="11pt" fo:font-style="normal" fo:font-weight="bold" fo:background-color="transparent" style:font-size-asian="11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fo:background-color="transparent">
        <style:background-image/>
      </style:paragraph-properties>
      <style:text-properties style:use-window-font-color="true" style:font-name="Lucida Sans2" fo:font-size="11pt" fo:font-style="normal" fo:font-weight="normal"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background-color="transparent">
        <style:background-image/>
      </style:paragraph-properties>
      <style:text-properties style:font-name="Lucida Sans1" fo:font-size="10.5pt" fo:background-color="transparent" style:font-size-asian="10.5pt" style:font-size-complex="10.5pt"/>
    </style:style>
    <style:style style:name="P42" style:family="paragraph" style:parent-style-name="Standard">
      <style:paragraph-properties fo:text-align="start" style:justify-single-word="false" fo:background-color="transparent">
        <style:background-image/>
      </style:paragraph-properties>
      <style:text-properties fo:color="#b3b3b3" style:font-name="Courier New" fo:font-size="11pt" fo:font-style="normal" fo:font-weight="normal" fo:background-color="transparent"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fo:background-color="transparent">
        <style:background-image/>
      </style:paragraph-properties>
      <style:text-properties fo:color="#b3b3b3"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44" style:family="paragraph" style:parent-style-name="Standard">
      <style:paragraph-properties fo:background-color="transparent">
        <style:background-image/>
      </style:paragraph-properties>
      <style:text-properties style:font-name="Courier New" fo:font-size="11pt" fo:font-weight="bold" fo:background-color="transparent" style:font-size-asian="11pt" style:font-weight-asian="bold" style:font-size-complex="11pt" style:font-weight-complex="bold"/>
    </style:style>
    <style:style style:name="P45" style:family="paragraph" style:parent-style-name="Standard">
      <style:paragraph-properties fo:text-align="start" style:justify-single-word="false" fo:background-color="#cccccc">
        <style:background-image/>
      </style:paragraph-properties>
      <style:text-properties style:use-window-font-color="true" style:font-name="Lucida Sans1" fo:font-size="12pt" fo:font-style="normal" fo:font-weight="normal" fo:background-color="#ccccc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ackground-color="#cccccc">
        <style:background-image/>
      </style:paragraph-properties>
      <style:text-properties style:use-window-font-color="true" style:font-name="Lucida Sans1" fo:font-size="11pt" fo:font-style="normal" fo:font-weight="normal" fo:background-color="#cccccc"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fo:background-color="#cccccc">
        <style:background-image/>
      </style:paragraph-properties>
      <style:text-properties style:use-window-font-color="true" style:font-name="Courier New" fo:font-size="11pt" fo:font-style="normal" fo:font-weight="bold" fo:background-color="#cccccc" style:font-size-asian="11pt" style:font-style-asian="normal" style:font-weight-asian="bold" style:font-size-complex="11pt" style:font-style-complex="normal" style:font-weight-complex="bold"/>
    </style:style>
    <style:style style:name="P48" style:family="paragraph" style:parent-style-name="Standard">
      <style:paragraph-properties fo:text-align="start" style:justify-single-word="false" fo:background-color="#ff3333">
        <style:background-image/>
      </style:paragraph-properties>
      <style:text-properties style:use-window-font-color="true" style:font-name="Courier New" fo:font-size="12pt" fo:font-style="normal" fo:font-weight="bold" fo:background-color="#ff3333"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fo:background-color="#ff3333">
        <style:background-image/>
      </style:paragraph-properties>
      <style:text-properties style:use-window-font-color="true" style:font-name="Courier New" fo:font-size="11pt" fo:font-style="normal" fo:font-weight="bold" fo:background-color="#ff3333" style:font-size-asian="11pt" style:font-style-asian="normal" style:font-weight-asian="bold" style:font-size-complex="11pt" style:font-style-complex="normal" style:font-weight-complex="bold"/>
    </style:style>
    <style:style style:name="P50" style:family="paragraph" style:parent-style-name="Standard">
      <style:paragraph-properties fo:text-align="start" style:justify-single-word="false" fo:background-color="#ff3333">
        <style:background-image/>
      </style:paragraph-properties>
      <style:text-properties style:use-window-font-color="true" style:font-name="Courier New" fo:font-size="10.5pt" fo:font-style="normal" fo:font-weight="bold" fo:background-color="#ff3333" style:font-size-asian="10.5pt" style:font-style-asian="normal" style:font-weight-asian="bold" style:font-size-complex="10.5pt" style:font-style-complex="normal" style:font-weight-complex="bold"/>
    </style:style>
    <style:style style:name="P51" style:family="paragraph" style:parent-style-name="Standard">
      <style:paragraph-properties fo:text-align="start" style:justify-single-word="false" fo:background-color="#ff3333">
        <style:background-image/>
      </style:paragraph-properties>
      <style:text-properties style:use-window-font-color="true" style:font-name="Courier New" fo:font-size="10pt" fo:font-style="normal" fo:font-weight="bold" fo:background-color="#ff3333" style:font-size-asian="10pt" style:font-style-asian="normal" style:font-weight-asian="bold" style:font-size-complex="10pt" style:font-style-complex="normal" style:font-weight-complex="bold"/>
    </style:style>
    <style:style style:name="P52" style:family="paragraph" style:parent-style-name="Standard">
      <style:paragraph-properties fo:text-align="start" style:justify-single-word="false" fo:background-color="#e6e64c">
        <style:background-image/>
      </style:paragraph-properties>
      <style:text-properties style:use-window-font-color="true" style:font-name="Courier New" fo:font-size="12pt" fo:font-style="normal" fo:font-weight="bold" fo:background-color="#e6e64c"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fo:background-color="#e6e64c">
        <style:background-image/>
      </style:paragraph-properties>
      <style:text-properties style:use-window-font-color="true" style:font-name="Courier New" fo:font-size="11pt" fo:font-style="normal" fo:font-weight="bold" fo:background-color="#e6e64c" style:font-size-asian="11pt" style:font-style-asian="normal" style:font-weight-asian="bold" style:font-size-complex="11pt" style:font-style-complex="normal" style:font-weight-complex="bold"/>
    </style:style>
    <style:style style:name="P54" style:family="paragraph" style:parent-style-name="Standard">
      <style:paragraph-properties fo:text-align="start" style:justify-single-word="false" fo:background-color="#e6e64c">
        <style:background-image/>
      </style:paragraph-properties>
      <style:text-properties style:use-window-font-color="true" style:font-name="Courier New" fo:font-size="11pt" fo:font-style="normal" fo:font-weight="bold" fo:background-color="transparent" style:font-size-asian="11pt" style:font-style-asian="normal" style:font-weight-asian="bold" style:font-size-complex="11pt" style:font-style-complex="normal" style:font-weight-complex="bold"/>
    </style:style>
    <style:style style:name="P55" style:family="paragraph" style:parent-style-name="Standard" style:list-style-name="L1">
      <style:paragraph-properties fo:text-align="start" style:justify-single-word="false" fo:background-color="transparent">
        <style:background-image/>
      </style:paragraph-properties>
      <style:text-properties style:use-window-font-color="true" fo:font-size="10.5pt" fo:font-weight="normal" fo:background-color="transparent" style:font-size-asian="10.5pt" style:font-weight-asian="normal" style:font-size-complex="10.5pt" style:font-weight-complex="normal"/>
    </style:style>
    <style:style style:name="P56" style:family="paragraph" style:parent-style-name="Standard" style:list-style-name="L2">
      <style:paragraph-properties fo:text-align="start" style:justify-single-word="false" fo:background-color="transparent">
        <style:background-image/>
      </style:paragraph-properties>
      <style:text-properties style:use-window-font-color="true" style:font-name="Lucida Sans2" fo:font-size="11pt" fo:font-style="normal"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Standard" style:list-style-name="L2">
      <style:paragraph-properties fo:text-align="start" style:justify-single-word="false" fo:background-color="transparent">
        <style:background-image/>
      </style:paragraph-properties>
      <style:text-properties style:use-window-font-color="true" style:font-name="Lucida Sans2" fo:font-size="11pt" fo:font-style="normal" fo:font-weight="bold" fo:background-color="transparent" style:font-size-asian="11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fo:background-color="transparent">
        <style:background-image/>
      </style:paragraph-properties>
      <style:text-properties style:use-window-font-color="true" style:font-name="Lucida Sans1" fo:font-size="11pt" fo:font-style="normal" fo:font-weight="normal"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fo:background-color="transparent">
        <style:background-image/>
      </style:paragraph-properties>
      <style:text-properties style:use-window-font-color="true" style:font-name="Courier" fo:font-size="11pt" fo:font-style="normal" fo:font-weight="normal"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fo:background-color="transparent">
        <style:background-image/>
      </style:paragraph-properties>
      <style:text-properties fo:color="#0047ff" fo:font-size="11pt" fo:font-weight="bold" fo:background-color="transparent" style:font-size-asian="11pt" style:font-weight-asian="bold" style:font-size-complex="11pt" style:font-weight-complex="bold"/>
    </style:style>
    <style:style style:name="P61" style:family="paragraph" style:parent-style-name="Standard">
      <style:paragraph-properties fo:text-align="start" style:justify-single-word="false" fo:background-color="transparent">
        <style:background-image/>
      </style:paragraph-properties>
      <style:text-properties fo:color="#000000" fo:font-size="11pt" fo:font-weight="normal" fo:background-color="transparent" style:font-size-asian="11pt" style:font-weight-asian="normal" style:font-size-complex="11pt" style:font-weight-complex="normal"/>
    </style:style>
    <style:style style:name="P62" style:family="paragraph" style:parent-style-name="Standard">
      <style:paragraph-properties fo:text-align="start" style:justify-single-word="false" fo:background-color="transparent">
        <style:background-image/>
      </style:paragraph-properties>
      <style:text-properties fo:color="#000000" style:font-name="Courier New" fo:font-size="11pt" fo:font-weight="normal" fo:background-color="transparent" style:font-size-asian="11pt" style:font-weight-asian="normal" style:font-size-complex="11pt" style:font-weight-complex="normal"/>
    </style:style>
    <style:style style:name="T1" style:family="text">
      <style:text-properties fo:color="#0047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style:style>
    <style:style style:name="T4" style:family="text">
      <style:text-properties style:font-name="Courier" fo:font-size="11pt" style:font-size-asian="11pt" style:font-size-complex="11pt"/>
    </style:style>
    <style:style style:name="T5" style:family="text">
      <style:text-properties fo:font-size="11pt" style:font-size-asian="11pt" style:font-size-complex="11pt"/>
    </style:style>
    <style:style style:name="T6" style:family="text">
      <style:text-properties fo:font-size="11pt" fo:background-color="transparent" style:font-size-asian="11pt" style:font-size-complex="11pt"/>
    </style:style>
    <style:style style:name="T7" style:family="text">
      <style:text-properties style:font-name="Lucida Sans1"/>
    </style:style>
    <style:style style:name="T8" style:family="text">
      <style:text-properties style:font-name="Lucida Sans1" fo:font-size="11pt" style:font-size-asian="11pt" style:font-size-complex="11pt"/>
    </style:style>
    <style:style style:name="T9" style:family="text">
      <style:text-properties style:use-window-font-color="true" fo:font-weight="bold" fo:background-color="#ff3333" style:font-weight-asian="bold" style:font-weight-complex="bold"/>
    </style:style>
    <style:style style:name="T10" style:family="text">
      <style:text-properties style:use-window-font-color="true" fo:font-weight="bold" fo:background-color="#e6e64c" style:font-weight-asian="bold" style:font-weight-complex="bold"/>
    </style:style>
    <style:style style:name="T11" style:family="text">
      <style:text-properties fo:color="#ff00ff"/>
    </style:style>
    <style:style style:name="T12" style:family="text">
      <style:text-properties fo:color="#ff00ff" fo:background-color="transparent"/>
    </style:style>
    <style:style style:name="T13" style:family="text">
      <style:text-properties fo:color="#000000" fo:font-weight="bold" style:font-weight-asian="bold" style:font-weight-complex="bold"/>
    </style:style>
    <style:style style:name="T14" style:family="text">
      <style:text-properties fo:color="#000000" fo:font-weight="bold" fo:background-color="#cccccc" style:font-weight-asian="bold" style:font-weight-complex="bold"/>
    </style:style>
    <style:style style:name="T15" style:family="text">
      <style:text-properties style:font-name="Courier New" fo:font-size="11pt" style:font-size-asian="11pt" style:font-size-complex="11pt"/>
    </style:style>
    <style:style style:name="T16" style:family="text">
      <style:text-properties style:font-name="Courier New" fo:font-size="11pt" fo:font-weight="bold" fo:background-color="transparent" style:font-size-asian="11pt" style:font-weight-asian="bold" style:font-size-complex="11pt" style:font-weight-complex="bold"/>
    </style:style>
    <style:style style:name="T17" style:family="text">
      <style:text-properties style:font-name="Courier New" fo:font-weight="bold" style:font-weight-asian="bold" style:font-weight-complex="bold"/>
    </style:style>
    <style:style style:name="T18" style:family="text">
      <style:text-properties style:font-name="Courier New" fo:font-weight="bold" fo:background-color="transparent" style:font-weight-asian="bold" style:font-weight-complex="bold"/>
    </style:style>
    <style:style style:name="T19" style:family="text">
      <style:text-properties style:font-name="Courier New" fo:font-weight="normal" fo:background-color="transparent" style:font-weight-asian="normal" style:font-weight-complex="normal"/>
    </style:style>
    <style:style style:name="T20" style:family="text">
      <style:text-properties style:font-name="Courier New" fo:font-size="10pt" fo:font-weight="bold" style:font-size-asian="10pt" style:font-weight-asian="bold" style:font-size-complex="10pt" style:font-weight-complex="bold"/>
    </style:style>
    <style:style style:name="T21" style:family="text">
      <style:text-properties fo:font-weight="normal" fo:background-color="transparent" style:font-weight-asian="normal" style:font-weight-complex="normal"/>
    </style:style>
    <style:style style:name="T22" style:family="text">
      <style:text-properties fo:background-color="transparent"/>
    </style:style>
    <style:style style:name="T23"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BPM File Input API Specification <text:s text:c="14"/>Document Rev 10 : 27-March-2012</text:p>
      <text:p text:style-name="P14"/>
      <text:p text:style-name="P2">CBPM File Input Overview</text:p>
      <text:p text:style-name="P11">The CBPM data file input routines provide a standardized method of accessing collections of BPM data on disk and storing them in local application memory for use. <text:s/>A set of functions that form an application programming interface (API) for this mechanism are provided.</text:p>
      <text:p text:style-name="P1"/>
      <text:p text:style-name="P3">Languages supported</text:p>
      <text:p text:style-name="P11">This mechanism is provided in two forms, depending on the programming language the developer uses to work with the data.</text:p>
      <text:p text:style-name="P11"/>
      <text:p text:style-name="P11"><text:span text:style-name="T1"><text:tab/></text:span><text:span text:style-name="T14"> C <text:s/></text:span><text:span text:style-name="T13"><text:s/></text:span><text:span text:style-name="T1">&amp; </text:span><text:span text:style-name="T9"><text:s/>Fortran </text:span></text:p>
      <text:p text:style-name="P11"><text:tab/>A static library <text:span text:style-name="T3">libcbpmfio.a</text:span> is provided.</text:p>
      <text:p text:style-name="P11"><text:tab/>Additionally for Fortran, an f90 module is provided to declare the interface.</text:p>
      <text:p text:style-name="P15"><text:tab/> <text:s/>cbpm_file_input.mod</text:p>
      <text:p text:style-name="P11"/>
      <text:p text:style-name="P11"><text:span text:style-name="T1"><text:tab/></text:span><text:span text:style-name="T10"> <text:s/>Matlab <text:s/></text:span></text:p>
      <text:p text:style-name="P11"><text:tab/>A shared object library <text:span text:style-name="T3">libcbpmfio.so</text:span> is provided along with a collection of </text:p>
      <text:p text:style-name="P11"><text:tab/>&lt;function&gt;<text:span text:style-name="T3">.mexa64 </text:span>files, one for each function available in the API.</text:p>
      <text:p text:style-name="P11"><text:tab/>A matlab “.m” file is provided to set everything up in a single step for the end user.</text:p>
      <text:p text:style-name="P11"/>
      <text:p text:style-name="P11"/>
      <text:p text:style-name="P3">Setting up for use</text:p>
      <text:p text:style-name="P11"/>
      <text:p text:style-name="P7">Prerequisites</text:p>
      <text:p text:style-name="P11">This data reading system is designed to be used on CLASSE computer systems only. For all supported languages, your BASH shell-compatible environment must be set up to contain the laboratory's ACC build system environment variables which contain important path information.</text:p>
      <text:p text:style-name="P11">In order to do this one must invoke:</text:p>
      <text:p text:style-name="P11"/>
      <text:p text:style-name="P16"><text:tab/>ACC_SETUP_SCRIPT=/nfs/acc/libs/util/acc_vars.sh</text:p>
      <text:p text:style-name="P16"><text:tab/>if ( [ -f ${ACC_SETUP_SCRIPT} ] ); then</text:p>
      <text:p text:style-name="P16"><text:tab/> <text:s text:c="3"/>source ${ACC_SETUP_SCRIPT}</text:p>
      <text:p text:style-name="P16"><text:tab/>fi</text:p>
      <text:p text:style-name="P15"/>
      <text:p text:style-name="P11">A good place for this clause is in a login script such that upon spawning a new terminal,</text:p>
      <text:p text:style-name="P11">the user's environment is configured to use the default, development release of pre-built accelerator libraries and applications.</text:p>
      <text:p text:style-name="P11"/>
      <text:p text:style-name="P5">Building C and Fortran code using the ACC build system</text:p>
      <text:p text:style-name="P41">To link against libcbpmfio, one must reference it in their makefile(s).</text:p>
      <text:p text:style-name="P13"><text:tab/><text:span text:style-name="T3">CESR_LIBS <text:s/>:= cbpmfio</text:span></text:p>
      <text:p text:style-name="P11"/>
      <text:p text:style-name="P41">Similarly for the include directory holding important named constants.</text:p>
      <text:p text:style-name="P13"><text:tab/><text:span text:style-name="T3">LOCAL_INCS := cbpmfio/include</text:span></text:p>
      <text:p text:style-name="P11"/>
      <text:p text:style-name="P12">In the previous version of this file access mechanism, several libraries and include directories were required. <text:s/>This is no longer the case. <text:s/>All references to BeamInstSupport and CBPM-TSHARC libraries, include directories, and or include statements with “cbi_” or “cbpm_” in the file name should be removed from the user’s makefiles. References to GTK system libraries (typically via a pkg-config invocation in the makefile) may also be removed.</text:p>
      <text:p text:style-name="P11"/>
      <text:p text:style-name="P11"><text:soft-page-break/></text:p>
      <text:p text:style-name="P11"/>
      <text:p text:style-name="P6">Using Matlab to read CBPM data files</text:p>
      <text:p text:style-name="P18">Start Matlab using the default command syntax <text:span text:style-name="T4">matlab.</text:span></text:p>
      <text:p text:style-name="P25">A setup script is provided to actually load the libary needed into Matlab, but you must first make Matlab aware of this location so that the setup function can be found and run.</text:p>
      <text:p text:style-name="P25">This can be done with the following</text:p>
      <text:p text:style-name="P22"><text:s text:c="2"/>addpath([getenv('ACC_RELEASE_DIR') '/cbpmfio/matlab’]);</text:p>
      <text:p text:style-name="P22"><text:s text:c="2"/>load_CBPM_input();</text:p>
      <text:p text:style-name="P6"/>
      <text:p text:style-name="P6"/>
      <text:p text:style-name="P4">API Definitions</text:p>
      <text:p text:style-name="P18">For a given language, the API is divided into two parts.</text:p>
      <text:p text:style-name="P18"><text:s text:c="2"/>1) The data reading mechanism: <text:s/>Reads data from disk and stores it in data structures for later <text:s/></text:p>
      <text:p text:style-name="P18"><text:s text:c="6"/>reference.</text:p>
      <text:p text:style-name="P18"><text:s text:c="2"/>2) Field access functions either return:</text:p>
      <text:p text:style-name="P18"><text:s text:c="10"/>a) copies of data values directly</text:p>
      <text:p text:style-name="P18"><text:s text:c="16"/>- or -</text:p>
      <text:p text:style-name="P18"><text:s text:c="10"/>b) references (pointers) to the start of pre-allocated multi-value data buffers</text:p>
      <text:p text:style-name="P6"/>
      <text:p text:style-name="P6">Mechanism Details</text:p>
      <text:p text:style-name="P18">The data reading call performs the following specific actions:</text:p>
      <text:list xml:id="list449265308" text:style-name="L1">
        <text:list-item>
          <text:p text:style-name="P55">Searches for the requested file in the CESR ONLINE data directories, if not found there, it</text:p>
        </text:list-item>
        <text:list-item>
          <text:p text:style-name="P55">searches in the CESR OFFLINE data directories. <text:s/>If the file cannot be found, the reader function returns an error.</text:p>
        </text:list-item>
        <text:list-item>
          <text:p text:style-name="P55">Opens the file and reads in all supported fields and data buffers to memory</text:p>
        </text:list-item>
        <text:list-item>
          <text:p text:style-name="P55">Calculates all derived quantities from the raw data present in file</text:p>
          <text:list>
            <text:list-item>
              <text:p text:style-name="P55">Gain-scaled and pedestal subtracted buffers are generated at this time.</text:p>
            </text:list-item>
          </text:list>
        </text:list-item>
        <text:list-item>
          <text:p text:style-name="P55">Closes file, leaving the data from a <text:span text:style-name="T2">single</text:span> file in memory, which can then be accessed by field/buffer using the provided access functions.</text:p>
        </text:list-item>
        <text:list-item>
          <text:p text:style-name="P55">If the reader function is called again, all data made available via the access functions is de-allocated and new data structures are spawned and populated with the data from the file specified to the most recent reader function call.</text:p>
          <text:p text:style-name="P55"/>
        </text:list-item>
      </text:list>
      <text:p text:style-name="P18"/>
      <text:p text:style-name="P18">The list of fields available in the data file does not match 1-to-1 the list of field access functions. <text:s/></text:p>
      <text:p text:style-name="P18">Please see Appendix A for a list of all fields that appear in the supported data file format(s). <text:s/>If you require access in your software to fields that are supported, but for which no filed access function exists, please request an expansion of the API from the BPM instrumentation group.</text:p>
      <text:p text:style-name="P18"/>
      <text:p text:style-name="P20">Gray function prototypes are not yet implemented, but support is pending.</text:p>
      <text:p text:style-name="P20"/>
      <text:p text:style-name="P20">Note: The earliest file index that is supported by this input mechanism and the API functions defined below is <text:s/>RD-004080 <text:s text:c="3"/>Files earlier than this are not supported for read operations.</text:p>
      <text:p text:style-name="P6"/>
      <text:p text:style-name="P6"/>
      <text:p text:style-name="P6"/>
      <text:p text:style-name="P6"/>
      <text:p text:style-name="P6"/>
      <text:p text:style-name="P6"/>
      <text:p text:style-name="P6"><text:soft-page-break/>Postion Calculation</text:p>
      <text:p text:style-name="P61">4-button Position Calculation Formula</text:p>
      <text:p text:style-name="P61"/>
      <text:p text:style-name="P61">Button labels</text:p>
      <text:p text:style-name="P61"><text:tab/>TI: Top Inner</text:p>
      <text:p text:style-name="P61"><text:tab/>BI: Bottom Inner</text:p>
      <text:p text:style-name="P61"><text:tab/>TO: Top Outer</text:p>
      <text:p text:style-name="P61"><text:tab/>BO: Bottom Outer</text:p>
      <text:p text:style-name="P61"/>
      <text:p text:style-name="P61">Xcoeff = Horizontal button spacing distance <text:s text:c="2"/>(for CESR beam pipe: 0.0288m)</text:p>
      <text:p text:style-name="P61">Ycoeff = Vertical button spacing distance <text:s text:c="2"/>(for CESR beam pipe: 0.0223m)</text:p>
      <text:p text:style-name="P61"/>
      <text:p text:style-name="P61">sum <text:s text:c="2"/>= TI + BI + BO + TO</text:p>
      <text:p text:style-name="P61">Xnum = TO + BO - BI - TI</text:p>
      <text:p text:style-name="P61">Ynum = TO - BO - BI + TI</text:p>
      <text:p text:style-name="P61"/>
      <text:p text:style-name="P61">X_position = Xcoeff * (Xnum/sum) <text:s text:c="2"/>(in meters)</text:p>
      <text:p text:style-name="P61">Y_position = Ycoeff * (Ynum/sum) <text:s text:c="2"/>(in meters)</text:p>
      <text:p text:style-name="P61"/>
      <text:p text:style-name="P62"><text:tab/><text:tab/><text:tab/> <text:s text:c="13"/>^</text:p>
      <text:p text:style-name="P62"><text:s text:c="6"/>TI=Card 0 <text:s text:c="2"/>TO=Card 3 <text:s text:c="2"/>| +Y</text:p>
      <text:p text:style-name="P62"><text:s/>IN</text:p>
      <text:p text:style-name="P62"><text:s/>&lt;-</text:p>
      <text:p text:style-name="P62"><text:s text:c="6"/>BI=Card 1 <text:s text:c="2"/>BO=Card 2 <text:s text:c="2"/>+X</text:p>
      <text:p text:style-name="P61"><text:span text:style-name="T23"><text:tab/><text:tab/><text:tab/> <text:s text:c="13"/>--&g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text:soft-page-break/><text:s text:c="2"/>C Language API <text:s text:c="111"/></text:p>
      <text:p text:style-name="P11">In order to provide function prototypes and access to certain important named constants for file reading operation function parameters, you must use the following include statement.</text:p>
      <text:p text:style-name="P11"/>
      <text:p text:style-name="P44">#include “cbpmfio.h”</text:p>
      <text:p text:style-name="P11"/>
      <text:p text:style-name="P19">This header reference <text:span text:style-name="T7">makes</text:span> the constants <text:span text:style-name="T15">CBPMFIO_MAX_STRING_LENGTH</text:span><text:span text:style-name="T4">, </text:span><text:span text:style-name="T15">CBPM_HORZ_DIM</text:span><text:span text:style-name="T4">, </text:span><text:span text:style-name="T8">and </text:span><text:span text:style-name="T15">CBPM_VERT_DIM</text:span><text:span text:style-name="T8"> <text:s/>available.</text:span></text:p>
      <text:p text:style-name="P26"/>
      <text:p text:style-name="P32">Note: The underscore at the end of two of these functions’ names is required.</text:p>
      <text:p text:style-name="P32"/>
      <text:p text:style-name="P35">int <text:s text:c="2"/>cbpm_read_rawfile(int *file_idx)</text:p>
      <text:p text:style-name="P42">int <text:s text:c="2"/>cbpm_read_rawfile_by_name_(char *full_filename, int len)</text:p>
      <text:p text:style-name="P21"/>
      <text:p text:style-name="P35">int <text:s text:c="2"/>cbpm_rawfile_timestamp_(int *timestamp)</text:p>
      <text:p text:style-name="P35">int <text:s text:c="2"/>cbpm_rawfile_num_instruments(void)</text:p>
      <text:p text:style-name="P35">int <text:s text:c="2"/>cbpm_rawfile_num_bunches(void)</text:p>
      <text:p text:style-name="P35">int <text:s text:c="2"/>cbpm_rawfile_num_turns(void)</text:p>
      <text:p text:style-name="P35">int <text:s text:c="2"/>cbpm_rawfile_condx_number(void)</text:p>
      <text:p text:style-name="P35">float cbpm_rawfile_cern_current(void)</text:p>
      <text:p text:style-name="P35">int <text:s text:c="2"/>cbpm_rawfile_inst_names_(char *name)</text:p>
      <text:p text:style-name="P35">int <text:s text:c="2"/>cbpm_rawfile_rf_bucket(int *bunch)</text:p>
      <text:p text:style-name="P42">int <text:s text:c="2"/>cbpm_rawfile_cesr_index_(char *inst_name)</text:p>
      <text:p text:style-name="P35">float cbpm_rawfile_pedestal(char *inst_name, int *bunch, int *button)</text:p>
      <text:p text:style-name="P35">float cbpm_rawfile_gain_factor(char *inst_name, int *bunch, int *button)</text:p>
      <text:p text:style-name="P35">int <text:s text:c="2"/>*cbpm_rawfile_raw_ptr(char *inst_name, int *button)</text:p>
      <text:p text:style-name="P35">float *cbpm_rawfile_tbt_ptr(char *inst_name, int *button)</text:p>
      <text:p text:style-name="P35">float *cbpm_rawfile_pos_ptr(char *inst_name, int *plane)</text:p>
      <text:p text:style-name="P35">int <text:s text:c="2"/>*cbpm_rawfile_phase_ptr(char *inst_name, int *plane)</text:p>
      <text:p text:style-name="P23"/>
      <text:p text:style-name="P34">// </text:p>
      <text:p text:style-name="P34">// C test program for FIO mechanism</text:p>
      <text:p text:style-name="P34">// </text:p>
      <text:p text:style-name="P34">#include "cbpmfio.h" </text:p>
      <text:p text:style-name="P34"/>
      <text:p text:style-name="P34">int main(void) { </text:p>
      <text:p text:style-name="P34"/>
      <text:p text:style-name="P34"><text:s text:c="2"/>int file_idx; </text:p>
      <text:p text:style-name="P34"><text:s text:c="2"/>int retval; </text:p>
      <text:p text:style-name="P34"><text:s text:c="2"/>int num_insts, num_bunches, num_turns; </text:p>
      <text:p text:style-name="P34"><text:s text:c="2"/>char timestamp[50] = ""; </text:p>
      <text:p text:style-name="P34"><text:s text:c="2"/>float ff; </text:p>
      <text:p text:style-name="P34"><text:s text:c="2"/>int zero <text:s/>= 0; </text:p>
      <text:p text:style-name="P34"><text:s text:c="2"/>int one <text:s text:c="2"/>= 1; </text:p>
      <text:p text:style-name="P34"><text:s text:c="2"/>int two <text:s text:c="2"/>= 2; </text:p>
      <text:p text:style-name="P34"><text:s text:c="2"/>int three = 3; </text:p>
      <text:p text:style-name="P34"><text:s text:c="2"/>int iidx, bunch, button; </text:p>
      <text:p text:style-name="P34"><text:s text:c="2"/>int *dat0, *dat1, *dat2, *dat3; </text:p>
      <text:p text:style-name="P34"><text:s text:c="2"/>float *fdat0, *fdat1, *fdat2, *fdat3; </text:p>
      <text:p text:style-name="P34"><text:s text:c="2"/>int rf_bucket; </text:p>
      <text:p text:style-name="P34"><text:s text:c="2"/>char name[20] = "."; </text:p>
      <text:p text:style-name="P34"><text:s text:c="2"/>int namecount = 0; </text:p>
      <text:p text:style-name="P34"><text:s text:c="2"/>char names[110][20]; </text:p>
      <text:p text:style-name="P34"/>
      <text:p text:style-name="P34"><text:soft-page-break/></text:p>
      <text:p text:style-name="P34"><text:s text:c="2"/>//file_idx = 4080; </text:p>
      <text:p text:style-name="P34"><text:s text:c="2"/>file_idx = 8360; </text:p>
      <text:p text:style-name="P34"><text:s text:c="2"/>printf("F I R S T <text:s text:c="3"/>F I L E\n"); </text:p>
      <text:p text:style-name="P34"/>
      <text:p text:style-name="P34"><text:s text:c="2"/>retval = cbpm_read_rawfile(&amp;file_idx); </text:p>
      <text:p text:style-name="P34"><text:s text:c="2"/>printf("cbpm_read_rawfile_ returned: %d\n", retval); </text:p>
      <text:p text:style-name="P34"/>
      <text:p text:style-name="P34"><text:s text:c="2"/>num_insts = cbpm_rawfile_num_instruments(); </text:p>
      <text:p text:style-name="P34"><text:s text:c="2"/>num_bunches = cbpm_rawfile_num_bunches(); </text:p>
      <text:p text:style-name="P34"><text:s text:c="2"/>num_turns = cbpm_rawfile_num_turns(); </text:p>
      <text:p text:style-name="P34"/>
      <text:p text:style-name="P34"><text:s text:c="2"/>cbpm_rawfile_timestamp_(timestamp); </text:p>
      <text:p text:style-name="P34"><text:s text:c="2"/>printf("File ID <text:s text:c="4"/>: %d\n", file_idx); </text:p>
      <text:p text:style-name="P34"><text:s text:c="2"/>printf("TIMESTAMP <text:s text:c="2"/>= %s\n", timestamp); </text:p>
      <text:p text:style-name="P34"><text:s text:c="2"/>printf("NUM_INSTS <text:s text:c="2"/>= %d\n", num_insts); </text:p>
      <text:p text:style-name="P34"><text:s text:c="2"/>printf("NUM_BUNCHES = %d\n", num_bunches); </text:p>
      <text:p text:style-name="P34"><text:s text:c="2"/>printf("NUM_TURNS <text:s text:c="2"/>= %d\n", num_turns); </text:p>
      <text:p text:style-name="P34"><text:s text:c="2"/>printf("CONDX # <text:s text:c="4"/>= %d\n", cbpm_rawfile_condx_number()); </text:p>
      <text:p text:style-name="P34"><text:s text:c="2"/>ff = cbpm_rawfile_cern_current(); //necessary intermediate </text:p>
      <text:p text:style-name="P34"><text:s text:c="2"/>printf("CERN CURR <text:s text:c="2"/>= %f\n", ff); </text:p>
      <text:p text:style-name="P34"/>
      <text:p text:style-name="P34"><text:s text:c="2"/>cbpm_rawfile_inst_names_(name); </text:p>
      <text:p text:style-name="P34"><text:s text:c="2"/>strcpy(names[namecount], name); </text:p>
      <text:p text:style-name="P34"><text:s text:c="2"/>namecount++; </text:p>
      <text:p text:style-name="P34"><text:s text:c="2"/>while(strcmp(name, "") != 0) { </text:p>
      <text:p text:style-name="P34"><text:s text:c="4"/>cbpm_rawfile_inst_names_(name); </text:p>
      <text:p text:style-name="P34"><text:s text:c="4"/>strcpy(names[namecount], name); </text:p>
      <text:p text:style-name="P34"><text:s text:c="4"/>namecount++; </text:p>
      <text:p text:style-name="P34"><text:s text:c="2"/>} </text:p>
      <text:p text:style-name="P34"/>
      <text:p text:style-name="P34"><text:s text:c="2"/>for (iidx = 0; iidx &lt; num_insts; iidx++) { </text:p>
      <text:p text:style-name="P34"><text:s text:c="4"/>printf("\n\nLocation: %s\n", names[iidx]); </text:p>
      <text:p text:style-name="P34"><text:s text:c="4"/>bunch = 1; </text:p>
      <text:p text:style-name="P34"><text:s text:c="4"/>rf_bucket = cbpm_rawfile_rf_bucket(&amp;bunch); </text:p>
      <text:p text:style-name="P34"><text:s text:c="4"/>printf("RF bucket = %d\n", rf_bucket); </text:p>
      <text:p text:style-name="P34"><text:s text:c="4"/>printf("PEDS <text:s text:c="11"/>%f %f %f %f\n", </text:p>
      <text:p text:style-name="P34"><text:s text:c="11"/>cbpm_rawfile_pedestal(names[iidx], &amp;bunch, &amp;zero), </text:p>
      <text:p text:style-name="P34"><text:s text:c="11"/>cbpm_rawfile_pedestal(names[iidx], &amp;bunch, &amp;one), </text:p>
      <text:p text:style-name="P34"><text:s text:c="11"/>cbpm_rawfile_pedestal(names[iidx], &amp;bunch, &amp;two), </text:p>
      <text:p text:style-name="P34"><text:s text:c="11"/>cbpm_rawfile_pedestal(names[iidx], &amp;bunch, &amp;three)); </text:p>
      <text:p text:style-name="P34"><text:s text:c="4"/></text:p>
      <text:p text:style-name="P34"><text:s text:c="4"/>printf("GAINS <text:s text:c="10"/>%f %f %f %f\n", </text:p>
      <text:p text:style-name="P34"><text:s text:c="11"/>cbpm_rawfile_gain_factor(names[iidx], &amp;bunch, &amp;zero), </text:p>
      <text:p text:style-name="P34"><text:s text:c="11"/>cbpm_rawfile_gain_factor(names[iidx], &amp;bunch, &amp;one), </text:p>
      <text:p text:style-name="P34"><text:s text:c="11"/>cbpm_rawfile_gain_factor(names[iidx], &amp;bunch, &amp;two), </text:p>
      <text:p text:style-name="P34"><text:s text:c="11"/>cbpm_rawfile_gain_factor(names[iidx], &amp;bunch, &amp;three)); </text:p>
      <text:p text:style-name="P34"/>
      <text:p text:style-name="P34"><text:s text:c="4"/>dat0 = cbpm_rawfile_raw_ptr(names[iidx], &amp;zero); </text:p>
      <text:p text:style-name="P34"><text:s text:c="4"/>dat1 = cbpm_rawfile_raw_ptr(names[iidx], &amp;one); </text:p>
      <text:p text:style-name="P34"><text:s text:c="4"/>dat2 = cbpm_rawfile_raw_ptr(names[iidx], &amp;two); </text:p>
      <text:p text:style-name="P34"><text:s text:c="4"/>dat3 = cbpm_rawfile_raw_ptr(names[iidx], &amp;three); </text:p>
      <text:p text:style-name="P34"><text:s text:c="4"/>printf("RAW............ %d %d %d %d\n", </text:p>
      <text:p text:style-name="P34"><text:s text:c="11"/>*dat0, </text:p>
      <text:p text:style-name="P34"><text:soft-page-break/><text:s text:c="11"/>*dat1, </text:p>
      <text:p text:style-name="P34"><text:s text:c="11"/>*dat2, </text:p>
      <text:p text:style-name="P34"><text:s text:c="11"/>*dat3); </text:p>
      <text:p text:style-name="P34"><text:s text:c="4"/>printf(" <text:s text:c="15"/>%d %d %d %d\n", </text:p>
      <text:p text:style-name="P34"><text:s text:c="11"/>*(dat0+1), </text:p>
      <text:p text:style-name="P34"><text:s text:c="11"/>*(dat1+1), </text:p>
      <text:p text:style-name="P34"><text:s text:c="11"/>*(dat2+1), </text:p>
      <text:p text:style-name="P34"><text:s text:c="11"/>*(dat3+1)); </text:p>
      <text:p text:style-name="P34"/>
      <text:p text:style-name="P34"><text:s text:c="4"/>fdat0 = cbpm_rawfile_tbt_ptr(names[iidx], &amp;zero); </text:p>
      <text:p text:style-name="P34"><text:s text:c="4"/>fdat1 = cbpm_rawfile_tbt_ptr(names[iidx], &amp;one); </text:p>
      <text:p text:style-name="P34"><text:s text:c="4"/>fdat2 = cbpm_rawfile_tbt_ptr(names[iidx], &amp;two); </text:p>
      <text:p text:style-name="P34"><text:s text:c="4"/>fdat3 = cbpm_rawfile_tbt_ptr(names[iidx], &amp;three); </text:p>
      <text:p text:style-name="P34"><text:s text:c="4"/>printf("TBT............ %f %f %f %f\n", </text:p>
      <text:p text:style-name="P34"><text:s text:c="11"/>*fdat0, </text:p>
      <text:p text:style-name="P34"><text:s text:c="11"/>*fdat1, </text:p>
      <text:p text:style-name="P34"><text:s text:c="11"/>*fdat2, </text:p>
      <text:p text:style-name="P34"><text:s text:c="11"/>*fdat3); </text:p>
      <text:p text:style-name="P34"><text:s text:c="4"/>printf(" <text:s text:c="15"/>%f %f %f %f\n", </text:p>
      <text:p text:style-name="P34"><text:s text:c="11"/>*(fdat0+1), </text:p>
      <text:p text:style-name="P34"><text:s text:c="11"/>*(fdat1+1), </text:p>
      <text:p text:style-name="P34"><text:s text:c="11"/>*(fdat2+1), </text:p>
      <text:p text:style-name="P34"><text:s text:c="11"/>*(fdat3+1)); </text:p>
      <text:p text:style-name="P34"/>
      <text:p text:style-name="P34"/>
      <text:p text:style-name="P34"><text:s text:c="4"/>fdat0 = cbpm_rawfile_pos_ptr(names[iidx], &amp;zero); </text:p>
      <text:p text:style-name="P34"><text:s text:c="4"/>fdat1 = cbpm_rawfile_pos_ptr(names[iidx], &amp;one); </text:p>
      <text:p text:style-name="P34"><text:s text:c="4"/>printf("POS x y <text:s text:c="8"/>%f %f\n", </text:p>
      <text:p text:style-name="P34"><text:s text:c="11"/>*fdat0, </text:p>
      <text:p text:style-name="P34"><text:s text:c="11"/>*fdat1); </text:p>
      <text:p text:style-name="P34"><text:s text:c="4"/>printf("POS x y <text:s text:c="8"/>%f %f\n", </text:p>
      <text:p text:style-name="P34"><text:s text:c="11"/>*(fdat0+1), </text:p>
      <text:p text:style-name="P34"><text:s text:c="11"/>*(fdat1+1)); </text:p>
      <text:p text:style-name="P34"/>
      <text:p text:style-name="P34"><text:s text:c="4"/>dat0 = cbpm_rawfile_phase_ptr(names[iidx], &amp;zero); </text:p>
      <text:p text:style-name="P34"><text:s text:c="4"/>dat1 = cbpm_rawfile_phase_ptr(names[iidx], &amp;one); </text:p>
      <text:p text:style-name="P34"><text:s text:c="4"/>printf("phase word x y <text:s/>%3d %3d\n", </text:p>
      <text:p text:style-name="P34"><text:s text:c="11"/>*(dat0), </text:p>
      <text:p text:style-name="P34"><text:s text:c="11"/>*(dat1)); </text:p>
      <text:p text:style-name="P34"><text:s text:c="4"/>printf("phase word x y <text:s/>%3d %3d\n", </text:p>
      <text:p text:style-name="P34"><text:s text:c="11"/>*(dat0+1), </text:p>
      <text:p text:style-name="P34"><text:s text:c="11"/>*(dat1+1)); </text:p>
      <text:p text:style-name="P34"/>
      <text:p text:style-name="P34"/>
      <text:p text:style-name="P34"><text:s text:c="2"/>} //endFOR iidx </text:p>
      <text:p text:style-name="P34"><text:s text:c="2"/>namecount = 0; </text:p>
      <text:p text:style-name="P34"/>
      <text:p text:style-name="P34"><text:s text:c="2"/>return CBPMFIO_SUCCESS; </text:p>
      <text:p text:style-name="P34">} </text:p>
      <text:p text:style-name="P34"/>
      <text:p text:style-name="P34"/>
      <text:p text:style-name="P23"/>
      <text:p text:style-name="P23"/>
      <text:p text:style-name="P23"/>
      <text:p text:style-name="P23"><text:soft-page-break/></text:p>
      <text:p text:style-name="P27"><text:s text:c="2"/>Fortran Language API <text:s text:c="98"/></text:p>
      <text:p text:style-name="P23">The following statements must appear at the beginning of any code that uses this API in order to make the functions described below available.</text:p>
      <text:p text:style-name="P21"><text:s text:c="4"/><text:span text:style-name="T17">use cbpm_file_input</text:span></text:p>
      <text:p text:style-name="P23"/>
      <text:p text:style-name="P11">In order to provide access to certain important named constants for file reading operation function parameters, you must use the following include statement.</text:p>
      <text:p text:style-name="P11"/>
      <text:p text:style-name="P17"><text:s text:c="4"/><text:span text:style-name="T17">#include “cbpmfio_f_constants.h”</text:span></text:p>
      <text:p text:style-name="P11"/>
      <text:p text:style-name="P30">This header reference makes the constants <text:span text:style-name="T15">CBPMFIO_MAX_STRING_LENGTH, CBPM_HORZ_DIM, CBPM_VERT_DIM, CBPMFIO_SUCCESS,</text:span><text:span text:style-name="T5"> and </text:span><text:span text:style-name="T15">CBPMFIO_FAILURE</text:span><text:span text:style-name="T5"> <text:s/>available.</text:span></text:p>
      <text:p text:style-name="P23"/>
      <text:p text:style-name="P23">Functions:</text:p>
      <text:p text:style-name="P35">Integer cbpm_read_rawfile_f(file_idx)</text:p>
      <text:p text:style-name="P42">Integer cbpm_read_rawfile_by_name_f(filename)</text:p>
      <text:p text:style-name="P34"/>
      <text:p text:style-name="P35">Function cbpm_rawfile_timestamp_f(timestamp) result (stat)</text:p>
      <text:p text:style-name="P35">Function cbpm_rawfile_num_instruments_f() result (val)</text:p>
      <text:p text:style-name="P35">Function cbpm_rawfile_num_bunches_f() result (val)</text:p>
      <text:p text:style-name="P35">Function cbpm_rawfile_num_turns_f() result (val)</text:p>
      <text:p text:style-name="P35">Function cbpm_rawfile_condx_number_f() result (val)</text:p>
      <text:p text:style-name="P35">Function cbpm_rawfile_cern_current_f() result (val)</text:p>
      <text:p text:style-name="P35">Function cbpm_rawfile_inst_names_f(name) result (val)</text:p>
      <text:p text:style-name="P35">Function cbpm_rawfile_rf_bucket_f(name) result (val)</text:p>
      <text:p text:style-name="P42">Function cbpm_rawfile_cesr_index_f(name) result (retval)</text:p>
      <text:p text:style-name="P35">Function cbpm_rawfile_pedestal_f(inst_name, bunch, button) result (val)</text:p>
      <text:p text:style-name="P35">Function cbpm_rawfile_gain_factor_f(inst_name, bunch, button) result (val)</text:p>
      <text:p text:style-name="P21"/>
      <text:p text:style-name="P23"><text:s text:c="2"/>These functions require a pointer to be directed at a buffer location returned by the call.</text:p>
      <text:p text:style-name="P35">Function cbpm_rawfile_raw_ptr_f(inst_name, button, dat_ptr) result (dptr)</text:p>
      <text:p text:style-name="P35">Function cbpm_rawfile_tbt_ptr_f(inst_name, button, dat_ptr) result (dptr)</text:p>
      <text:p text:style-name="P35">Function cbpm_rawfile_pos_ptr_f(inst_name, plane, dat_ptr) result (dptr)</text:p>
      <text:p text:style-name="P35">Function cbpm_rawfile_phase_ptr_f(inst_name, plane, dat_ptr) result (dpt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Fortran example program:</text:p>
      <text:p text:style-name="P34">!</text:p>
      <text:p text:style-name="P34">! Test program for calling a C function wrapped in a Fortran function for</text:p>
      <text:p text:style-name="P34">! reading a raw data file (RD-V3 or later).</text:p>
      <text:p text:style-name="P34">!</text:p>
      <text:p text:style-name="P34">#include "cbpmfio_f_constants.h"</text:p>
      <text:p text:style-name="P34"/>
      <text:p text:style-name="P34">PROGRAM cbpmfio_test_f</text:p>
      <text:p text:style-name="P34"/>
      <text:p text:style-name="P34"><text:s text:c="2"/>use cbpm_file_input</text:p>
      <text:p text:style-name="P34"/>
      <text:p text:style-name="P34"><text:s text:c="2"/>type (c_ptr) c_pointer</text:p>
      <text:p text:style-name="P34"/>
      <text:p text:style-name="P34"><text:s text:c="2"/>integer, pointer :: raw_array0(:)</text:p>
      <text:p text:style-name="P34"><text:s text:c="2"/>integer, pointer :: raw_array1(:)</text:p>
      <text:p text:style-name="P34"><text:s text:c="2"/>integer, pointer :: raw_array2(:)</text:p>
      <text:p text:style-name="P34"><text:s text:c="2"/>integer, pointer :: raw_array3(:)</text:p>
      <text:p text:style-name="P34"/>
      <text:p text:style-name="P34"><text:s text:c="2"/>Integer retval, num_bunches, num_turns, bunch, inst, val, condx_number</text:p>
      <text:p text:style-name="P34"><text:s text:c="2"/>Real fretval0, fretval1, fretval2, fretval3</text:p>
      <text:p text:style-name="P34"><text:s text:c="2"/>Real*4 cern_curr</text:p>
      <text:p text:style-name="P34"><text:s text:c="2"/></text:p>
      <text:p text:style-name="P34"><text:s text:c="2"/>Character*(40) :: timestamp</text:p>
      <text:p text:style-name="P34"><text:s text:c="2"/>Character*(6) <text:s/>:: inst_name</text:p>
      <text:p text:style-name="P34"><text:s text:c="2"/></text:p>
      <text:p text:style-name="P34"><text:s text:c="2"/>Real*4, pointer :: tbt_array0(:)</text:p>
      <text:p text:style-name="P34"><text:s text:c="2"/>Real*4, pointer :: tbt_array1(:)</text:p>
      <text:p text:style-name="P34"><text:s text:c="2"/>Real*4, pointer :: tbt_array2(:)</text:p>
      <text:p text:style-name="P34"><text:s text:c="2"/>Real*4, pointer :: tbt_array3(:)</text:p>
      <text:p text:style-name="P34"><text:s text:c="2"/></text:p>
      <text:p text:style-name="P34"><text:s text:c="2"/>Real*4, pointer :: pos_array_h(:)</text:p>
      <text:p text:style-name="P34"><text:s text:c="2"/>Real*4, pointer :: pos_array_v(:)</text:p>
      <text:p text:style-name="P34"><text:s text:c="2"/></text:p>
      <text:p text:style-name="P34"><text:s text:c="2"/>Integer, pointer :: <text:s/>phase_array_h(:)</text:p>
      <text:p text:style-name="P34"><text:s text:c="2"/>Integer, pointer :: <text:s/>phase_array_v(:)</text:p>
      <text:p text:style-name="P34"><text:s text:c="2"/></text:p>
      <text:p text:style-name="P34"><text:s text:c="2"/>Integer num_instruments</text:p>
      <text:p text:style-name="P34"><text:s text:c="2"/>Integer zero</text:p>
      <text:p text:style-name="P34"><text:s text:c="2"/>Integer one</text:p>
      <text:p text:style-name="P34"><text:s text:c="2"/>Integer two</text:p>
      <text:p text:style-name="P34"><text:s text:c="2"/>Integer three</text:p>
      <text:p text:style-name="P34"><text:s text:c="2"/>Integer file_idx</text:p>
      <text:p text:style-name="P34"><text:s text:c="2"/>Integer num_words</text:p>
      <text:p text:style-name="P34"><text:s text:c="2"/>Integer rf_bucket</text:p>
      <text:p text:style-name="P34"><text:s text:c="2"/></text:p>
      <text:p text:style-name="P34"><text:s text:c="2"/>bunch = 1</text:p>
      <text:p text:style-name="P34"><text:s text:c="2"/>zero = 0</text:p>
      <text:p text:style-name="P34"><text:s text:c="2"/>one = 1</text:p>
      <text:p text:style-name="P34"><text:s text:c="2"/>two = 2</text:p>
      <text:p text:style-name="P34"><text:s text:c="2"/>three = 3</text:p>
      <text:p text:style-name="P34"/>
      <text:p text:style-name="P34"><text:s text:c="2"/>! Read data from file, specified by file index number.</text:p>
      <text:p text:style-name="P34"><text:s text:c="2"/>print *,"F I R S T <text:s text:c="3"/>F I L E"</text:p>
      <text:p text:style-name="P34"><text:s text:c="2"/>file_idx = 4080</text:p>
      <text:p text:style-name="P34"><text:soft-page-break/><text:s text:c="2"/>retval = cbpm_read_rawfile_f( file_idx )</text:p>
      <text:p text:style-name="P34"><text:s text:c="2"/>print *,"cbpm_read_rawfile returned: ",retval</text:p>
      <text:p text:style-name="P34"><text:s text:c="2"/></text:p>
      <text:p text:style-name="P34"><text:s text:c="2"/>! Get key numerical values</text:p>
      <text:p text:style-name="P34"><text:s text:c="2"/>retval = cbpm_rawfile_timestamp_f(timestamp)</text:p>
      <text:p text:style-name="P34"/>
      <text:p text:style-name="P34"><text:s text:c="2"/>num_instruments = cbpm_rawfile_num_instruments_f()</text:p>
      <text:p text:style-name="P34"><text:s text:c="2"/>num_bunches = cbpm_rawfile_num_bunches_f()</text:p>
      <text:p text:style-name="P34"><text:s text:c="2"/>num_turns = cbpm_rawfile_num_turns_f()</text:p>
      <text:p text:style-name="P34"><text:s text:c="2"/>condx_number = cbpm_rawfile_condx_number_f()</text:p>
      <text:p text:style-name="P34"><text:s text:c="2"/>cern_curr = cbpm_rawfile_cern_current_f()</text:p>
      <text:p text:style-name="P34"/>
      <text:p text:style-name="P34"><text:s text:c="2"/>print *,"File ID <text:s text:c="4"/>: ", file_idx</text:p>
      <text:p text:style-name="P34"><text:s text:c="2"/>print *,"TIMESTAMP <text:s text:c="2"/>= ", timestamp</text:p>
      <text:p text:style-name="P34"><text:s text:c="2"/>print *,"NUM_INSTS <text:s text:c="2"/>= ", num_instruments <text:s/></text:p>
      <text:p text:style-name="P34"><text:s text:c="2"/>print *,"NUM BUNCHES = ", num_bunches</text:p>
      <text:p text:style-name="P34"><text:s text:c="2"/>print *,"NUM TURNS <text:s text:c="2"/>= ", num_turns</text:p>
      <text:p text:style-name="P34"><text:s text:c="2"/>print *,"CONDX # <text:s text:c="4"/>= ", condx_number</text:p>
      <text:p text:style-name="P34"><text:s text:c="2"/>print *,"CERN CURR <text:s text:c="2"/>= ", cern_curr <text:s text:c="3"/></text:p>
      <text:p text:style-name="P34"><text:s text:c="2"/>print *,""</text:p>
      <text:p text:style-name="P34"><text:s text:c="2"/>print *,""</text:p>
      <text:p text:style-name="P34"><text:s text:c="2"/></text:p>
      <text:p text:style-name="P34"><text:s text:c="2"/>num_words = num_bunches * num_turns</text:p>
      <text:p text:style-name="P34"><text:s text:c="2"/>inst_name = "."</text:p>
      <text:p text:style-name="P34"/>
      <text:p text:style-name="P34"><text:s text:c="2"/>do while (inst_name(1:1) .NE. " ")</text:p>
      <text:p text:style-name="P34"><text:s/></text:p>
      <text:p text:style-name="P34"><text:s text:c="5"/>retval = cbpm_rawfile_inst_names_f(inst_name)</text:p>
      <text:p text:style-name="P34"><text:s text:c="5"/>if (inst_name .EQ. " ") exit</text:p>
      <text:p text:style-name="P34"><text:s text:c="5"/>print *,"Location: ",inst_name</text:p>
      <text:p text:style-name="P34"><text:s text:c="5"/></text:p>
      <text:p text:style-name="P34"><text:s text:c="5"/>rf_bucket = cbpm_rawfile_rf_bucket_f(three)</text:p>
      <text:p text:style-name="P34"><text:s text:c="5"/>print *,"RF bucket <text:s text:c="5"/>", rf_bucket</text:p>
      <text:p text:style-name="P34"/>
      <text:p text:style-name="P34"><text:s text:c="5"/>fretval0 = cbpm_rawfile_pedestal_f(inst_name, bunch, zero)</text:p>
      <text:p text:style-name="P34"><text:s text:c="5"/>fretval1 = cbpm_rawfile_pedestal_f(inst_name, bunch, one)</text:p>
      <text:p text:style-name="P34"><text:s text:c="5"/>fretval2 = cbpm_rawfile_pedestal_f(inst_name, bunch, two)</text:p>
      <text:p text:style-name="P34"><text:s text:c="5"/>fretval3 = cbpm_rawfile_pedestal_f(inst_name, bunch, three)</text:p>
      <text:p text:style-name="P34"><text:s text:c="5"/>print *,"PEDS <text:s text:c="11"/>", fretval0, fretval1, fretval2, fretval3</text:p>
      <text:p text:style-name="P34"><text:s text:c="5"/></text:p>
      <text:p text:style-name="P34"><text:s text:c="5"/>fretval0 = cbpm_rawfile_gain_factor_f(inst_name, bunch, zero)</text:p>
      <text:p text:style-name="P34"><text:s text:c="5"/>fretval1 = cbpm_rawfile_gain_factor_f(inst_name, bunch, one)</text:p>
      <text:p text:style-name="P34"><text:s text:c="5"/>fretval2 = cbpm_rawfile_gain_factor_f(inst_name, bunch, two)</text:p>
      <text:p text:style-name="P34"><text:s text:c="5"/>fretval3 = cbpm_rawfile_gain_factor_f(inst_name, bunch, three)</text:p>
      <text:p text:style-name="P34"><text:s text:c="5"/>print *,"GAINS <text:s text:c="10"/>", fretval0, fretval1, fretval2, fretval3</text:p>
      <text:p text:style-name="P34"/>
      <text:p text:style-name="P34"><text:s text:c="5"/>raw_array0 =&gt; cbpm_rawfile_raw_ptr_f(inst_name, zero)</text:p>
      <text:p text:style-name="P34"><text:s text:c="5"/>raw_array1 =&gt; cbpm_rawfile_raw_ptr_f(inst_name, one)</text:p>
      <text:p text:style-name="P34"><text:s text:c="5"/>raw_array2 =&gt; cbpm_rawfile_raw_ptr_f(inst_name, two)</text:p>
      <text:p text:style-name="P34"><text:s text:c="5"/>raw_array3 =&gt; cbpm_rawfile_raw_ptr_f(inst_name, three)</text:p>
      <text:p text:style-name="P34"><text:s text:c="5"/>print *, "RAW............ ", raw_array0(1), raw_array1(1), </text:p>
      <text:p text:style-name="P34"><text:s text:c="34"/>raw_array2(1), raw_array3(1)</text:p>
      <text:p text:style-name="P34"><text:s text:c="5"/>print *, " <text:s text:c="15"/>", raw_array0(2), raw_array1(2), </text:p>
      <text:p text:style-name="P34"><text:s text:c="34"/>raw_array2(2), raw_array3(2)</text:p>
      <text:p text:style-name="P34"><text:soft-page-break/></text:p>
      <text:p text:style-name="P34"><text:s text:c="5"/>tbt_array0 =&gt; cbpm_rawfile_tbt_ptr_f(inst_name, zero)</text:p>
      <text:p text:style-name="P34"><text:s text:c="5"/>tbt_array1 =&gt; cbpm_rawfile_tbt_ptr_f(inst_name, one)</text:p>
      <text:p text:style-name="P34"><text:s text:c="5"/>tbt_array2 =&gt; cbpm_rawfile_tbt_ptr_f(inst_name, two)</text:p>
      <text:p text:style-name="P34"><text:s text:c="5"/>tbt_array3 =&gt; cbpm_rawfile_tbt_ptr_f(inst_name, three)</text:p>
      <text:p text:style-name="P34"><text:s text:c="5"/>print *,"TBT............ ", tbt_array0(1), tbt_array1(1), <text:s/></text:p>
      <text:p text:style-name="P34"><text:s text:c="33"/>tbt_array2(1), tbt_array3(1)</text:p>
      <text:p text:style-name="P34"><text:s text:c="5"/>print *,"TBT <text:s text:c="12"/>", tbt_array0(2), tbt_array1(2), </text:p>
      <text:p text:style-name="P34"><text:s text:c="33"/>tbt_array2(2), tbt_array3(2)</text:p>
      <text:p text:style-name="P34"/>
      <text:p text:style-name="P34"><text:s text:c="5"/>pos_array_h =&gt; cbpm_rawfile_pos_ptr_f(inst_name, CBPM_HORZ_DIM)</text:p>
      <text:p text:style-name="P34"><text:s text:c="5"/>pos_array_v =&gt; cbpm_rawfile_pos_ptr_f(inst_name, CBPM_VERT_DIM)</text:p>
      <text:p text:style-name="P34"><text:s text:c="5"/>print *,"POS x y <text:s text:c="8"/>", pos_array_h(1), pos_array_v(1)</text:p>
      <text:p text:style-name="P34"><text:s text:c="5"/>print *," <text:s text:c="15"/>", pos_array_h(2), pos_array_v(2)</text:p>
      <text:p text:style-name="P34"/>
      <text:p text:style-name="P34"><text:s text:c="5"/>phase_array_h =&gt; cbpm_rawfile_phase_ptr_f(inst_name, CBPM_HORZ_DIM)</text:p>
      <text:p text:style-name="P34"><text:s text:c="5"/>phase_array_v =&gt; cbpm_rawfile_phase_ptr_f(inst_name, CBPM_VERT_DIM)</text:p>
      <text:p text:style-name="P34"><text:s text:c="5"/>print *,"phase word x y <text:s/>", phase_array_h(1), phase_array_v(1)</text:p>
      <text:p text:style-name="P34"><text:s text:c="5"/>print *,"phase word x y <text:s/>", phase_array_h(2), phase_array_v(2)</text:p>
      <text:p text:style-name="P34"/>
      <text:p text:style-name="P34"><text:s text:c="5"/>print *,""</text:p>
      <text:p text:style-name="P34"><text:s text:c="5"/>print *,""</text:p>
      <text:p text:style-name="P34"/>
      <text:p text:style-name="P34"><text:s text:c="2"/>end do</text:p>
      <text:p text:style-name="P34">end program </text:p>
      <text:p text:style-name="P3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8"><text:soft-page-break/><text:s text:c="2"/>Matlab Language API <text:s text:c="98"/></text:p>
      <text:p text:style-name="P23">In order to make these functions available from within Matlab, you must invoke the following</text:p>
      <text:p text:style-name="P23">early in your session or .m file.</text:p>
      <text:p text:style-name="P23"/>
      <text:p text:style-name="P21"><text:s text:c="2"/><text:span text:style-name="T17">addpath([getenv('ACC_RELEASE_DIR') '/cbpmfio/matlab']);</text:span></text:p>
      <text:p text:style-name="P35"><text:s text:c="2"/>load_CBPM_input();</text:p>
      <text:p text:style-name="P24"/>
      <text:p text:style-name="P35">double cbpm_read_rawfile_m(file_index)</text:p>
      <text:p text:style-name="P43">double cbpm_read_rawfile_by_name_m(char *full_filename, int len)</text:p>
      <text:p text:style-name="P35"/>
      <text:p text:style-name="P35">double cbpm_file_timestamp_m()</text:p>
      <text:p text:style-name="P35">double cbpm_file_num_insts_m()</text:p>
      <text:p text:style-name="P35">double cbpm_file_num_bunches_m()</text:p>
      <text:p text:style-name="P35">double cbpm_file_num_turns_m()</text:p>
      <text:p text:style-name="P35">double cbpm_file_condx_m()</text:p>
      <text:p text:style-name="P35">double cbpm_file_current_m()</text:p>
      <text:p text:style-name="P35">string cbpm_file_inst_locs_m()</text:p>
      <text:p text:style-name="P35">double cbpm_rawfile_rf_bucket_(bunch)</text:p>
      <text:p text:style-name="P42">double cbpm_rawfile_cesr_index_(location)</text:p>
      <text:p text:style-name="P35">double cbpm_file_pedestal_m(<text:span text:style-name="T11">location</text:span>, bunch, button)</text:p>
      <text:p text:style-name="P35">double cbpm_file_gain_factor_m(<text:span text:style-name="T11">location</text:span>, bunch, button)</text:p>
      <text:p text:style-name="P35">matrix cbpm_file_raw_data_m(<text:span text:style-name="T11">location</text:span>)</text:p>
      <text:p text:style-name="P35">matrix cbpm_file_tbt_data_m(<text:span text:style-name="T11">location</text:span>)</text:p>
      <text:p text:style-name="P35">matrix cbpm_file_pos_data_m(<text:span text:style-name="T11">location</text:span>)</text:p>
      <text:p text:style-name="P35">matrix cbpm_file_shaker_phase_m(<text:span text:style-name="T11">location</text:span>)</text:p>
      <text:p text:style-name="P37">function [] = <text:s/>cbpmFileInputDemoExtended( ) </text:p>
      <text:p text:style-name="P37"/>
      <text:p text:style-name="P37"><text:s text:c="4"/>addpath([getenv('ACC_RELEASE_DIR') '/cbpmfio/matlab']); load_CBPM_input(); </text:p>
      <text:p text:style-name="P37"/>
      <text:p text:style-name="P37"><text:s text:c="4"/>TEST_FILE_IDX <text:s/>= <text:s text:c="2"/>4080; </text:p>
      <text:p text:style-name="P37"/>
      <text:p text:style-name="P37"><text:s text:c="4"/>file_idx = TEST_FILE_IDX; </text:p>
      <text:p text:style-name="P37"/>
      <text:p text:style-name="P37"><text:s text:c="2"/>fprintf('\nAttempting to open RAW DATA file %d from central CESR datafile location...\n', file_idx); </text:p>
      <text:p text:style-name="P37"/>
      <text:p text:style-name="P37"><text:s text:c="2"/>status = cbpm_read_rawfile_m( file_idx ); </text:p>
      <text:p text:style-name="P37"><text:s text:c="2"/>if (status ~= 0) </text:p>
      <text:p text:style-name="P37"><text:s text:c="4"/>fprintf( 'Error opening file for reading... exiting.\n'); </text:p>
      <text:p text:style-name="P37"><text:s text:c="4"/>return </text:p>
      <text:p text:style-name="P37"><text:s text:c="2"/>end </text:p>
      <text:p text:style-name="P37"><text:s text:c="2"/></text:p>
      <text:p text:style-name="P37"><text:s text:c="2"/>button <text:s/>= 0; </text:p>
      <text:p text:style-name="P37"><text:s text:c="2"/>button0 = 0; </text:p>
      <text:p text:style-name="P37"><text:s text:c="2"/>button1 = 1; </text:p>
      <text:p text:style-name="P37"><text:s text:c="2"/>button2 = 2; </text:p>
      <text:p text:style-name="P37"><text:s text:c="2"/>button3 = 3; </text:p>
      <text:p text:style-name="P37"/>
      <text:p text:style-name="P37"><text:s text:c="2"/>fprintf('Testing cbpm_file_timestamp_:\n'); </text:p>
      <text:p text:style-name="P37"><text:s text:c="2"/>timestamp2 = cbpm_file_timestamp_m( <text:s/>); </text:p>
      <text:p text:style-name="P37"><text:s text:c="2"/>fprintf(' <text:s/>timestamp = %s\n', timestamp2 ); </text:p>
      <text:p text:style-name="P37"/>
      <text:p text:style-name="P37"><text:s text:c="2"/>num_instruments = cbpm_file_num_insts_m(); </text:p>
      <text:p text:style-name="P37"><text:s text:c="2"/>fprintf('Testing cbpm_file_num_instruments_:\n'); </text:p>
      <text:p text:style-name="P37"><text:s text:c="2"/>fprintf(' <text:s/>num_instruments = %d\n', num_instruments ); </text:p>
      <text:p text:style-name="P37"><text:soft-page-break/><text:s/></text:p>
      <text:p text:style-name="P37"><text:s text:c="2"/>fprintf('Testing cbpm_file_num_bunches_:\n'); </text:p>
      <text:p text:style-name="P37"><text:s text:c="2"/>fprintf(' <text:s/>num_bunches <text:s text:c="4"/>= %d\n', cbpm_file_num_bunches_m() ); </text:p>
      <text:p text:style-name="P37"/>
      <text:p text:style-name="P37"><text:s text:c="2"/>fprintf('Testing cbpm_file_num_turns_:\n'); </text:p>
      <text:p text:style-name="P37"><text:s text:c="2"/>fprintf(' <text:s/>num_turns <text:s text:c="6"/>= %d\n', cbpm_file_num_turns_m() ); </text:p>
      <text:p text:style-name="P37"/>
      <text:p text:style-name="P37"><text:s text:c="2"/>fprintf('Testing cbpm_file_condx_number_:\n'); </text:p>
      <text:p text:style-name="P37"><text:s text:c="2"/>fprintf(' <text:s/>CONDX number <text:s text:c="3"/>= %d\n', cbpm_file_condx_m() ); </text:p>
      <text:p text:style-name="P37"><text:s text:c="2"/></text:p>
      <text:p text:style-name="P37"><text:s text:c="2"/>names{1} = ''; </text:p>
      <text:p text:style-name="P37"><text:s text:c="2"/>namecount = 1; </text:p>
      <text:p text:style-name="P37"><text:s text:c="2"/>name = cbpm_file_inst_locs_m( <text:s/>); </text:p>
      <text:p text:style-name="P37"><text:s text:c="2"/>while ( strcmp(name, '') == 0 ) </text:p>
      <text:p text:style-name="P37"><text:s text:c="4"/>names{namecount} = name ; </text:p>
      <text:p text:style-name="P37"><text:s text:c="4"/>namecount = namecount + 1; </text:p>
      <text:p text:style-name="P37"><text:s text:c="4"/>name = cbpm_file_inst_locs_m( <text:s/>) </text:p>
      <text:p text:style-name="P37"><text:s text:c="2"/>end </text:p>
      <text:p text:style-name="P37"/>
      <text:p text:style-name="P37"><text:s text:c="2"/>for count = 1:num_instruments </text:p>
      <text:p text:style-name="P37"/>
      <text:p text:style-name="P37"><text:s text:c="4"/>location = names{count} ; </text:p>
      <text:p text:style-name="P37"><text:s text:c="4"/>fprintf('\n\nLocation = %s\n', location); </text:p>
      <text:p text:style-name="P37"/>
      <text:p text:style-name="P37"><text:s text:c="4"/>button0 = 0; </text:p>
      <text:p text:style-name="P37"><text:s text:c="4"/>bunch = 0; </text:p>
      <text:p text:style-name="P37"><text:s text:c="4"/>fprintf('PED: %f <text:s text:c="2"/>%f <text:s text:c="2"/>%f <text:s text:c="2"/>%f\n', ... </text:p>
      <text:p text:style-name="P37"><text:s text:c="11"/>cbpm_file_pedestal_m(location, bunch, button0), ... </text:p>
      <text:p text:style-name="P37"><text:s text:c="11"/>cbpm_file_pedestal_m(location, bunch, button1), ... </text:p>
      <text:p text:style-name="P37"><text:s text:c="11"/>cbpm_file_pedestal_m(location, bunch, button2), ... </text:p>
      <text:p text:style-name="P37"><text:s text:c="11"/>cbpm_file_pedestal_m(location, bunch, button3) ... </text:p>
      <text:p text:style-name="P37"><text:s text:c="11"/>); </text:p>
      <text:p text:style-name="P37"><text:s text:c="3"/>fprintf('Gain factor: %f <text:s text:c="2"/>%f <text:s text:c="2"/>%f <text:s text:c="2"/>%f\n', ... </text:p>
      <text:p text:style-name="P37"><text:s text:c="11"/>cbpm_file_gain_factor_m(location, bunch, button0), ... </text:p>
      <text:p text:style-name="P37"><text:s text:c="11"/>cbpm_file_gain_factor_m(location, bunch, button1), ... </text:p>
      <text:p text:style-name="P37"><text:s text:c="11"/>cbpm_file_gain_factor_m(location, bunch, button2), ... </text:p>
      <text:p text:style-name="P37"><text:s text:c="11"/>cbpm_file_gain_factor_m(location, bunch, button3) ... </text:p>
      <text:p text:style-name="P37"><text:s text:c="11"/>); <text:s text:c="2"/></text:p>
      <text:p text:style-name="P37"/>
      <text:p text:style-name="P37"><text:s text:c="4"/>idata = cbpm_file_raw_data_m( location <text:s/>); </text:p>
      <text:p text:style-name="P37"><text:s text:c="4"/>fprintf('raw : %d %d %d %d \n', idata); </text:p>
      <text:p text:style-name="P37"/>
      <text:p text:style-name="P37"><text:s text:c="4"/>fdata = cbpm_file_tbt_data_m( location); </text:p>
      <text:p text:style-name="P37"><text:s text:c="4"/>fprintf('TBT: %f %f %f %f \n', fdata ); </text:p>
      <text:p text:style-name="P37"/>
      <text:p text:style-name="P37"><text:s text:c="4"/>pos = cbpm_file_pos_data_m( location);%, dim, fdata ); </text:p>
      <text:p text:style-name="P37"><text:s text:c="4"/>fprintf('X pos: <text:s/>%f, Y pos: <text:s/>%f\n', pos ); </text:p>
      <text:p text:style-name="P37"/>
      <text:p text:style-name="P37"><text:s text:c="4"/>phase = cbpm_file_shaker_phase_m( location);%, dim, idata ); </text:p>
      <text:p text:style-name="P37"><text:s text:c="4"/>fprintf('Phase word: %x %x\n', phase ); </text:p>
      <text:p text:style-name="P37"/>
      <text:p text:style-name="P37"><text:s text:c="2"/>end </text:p>
      <text:p text:style-name="P37"><text:s text:c="2"/></text:p>
      <text:p text:style-name="P37"><text:s text:c="2"/>file_idx = 4079; </text:p>
      <text:p text:style-name="P37"><text:s text:c="2"/>fprintf('\nAttempting to open RAW DATA file %d from central CESR datafile location...\n', file_idx); </text:p>
      <text:p text:style-name="P37"/>
      <text:p text:style-name="P37"><text:s text:c="2"/>status = cbpm_read_rawfile_m( file_idx ); </text:p>
      <text:p text:style-name="P37"><text:s text:c="2"/>if (status ~= 0) </text:p>
      <text:p text:style-name="P37"><text:soft-page-break/><text:s text:c="4"/>printf( 'Error opening file for reading... exiting.\n'); </text:p>
      <text:p text:style-name="P37"><text:s text:c="4"/>return; </text:p>
      <text:p text:style-name="P37"><text:s text:c="2"/>end </text:p>
      <text:p text:style-name="P37"><text:s text:c="2"/></text:p>
      <text:p text:style-name="P37"><text:s text:c="2"/>fprintf('Demo complete.'); </text:p>
      <text:p text:style-name="P37"><text:s text:c="2"/></text:p>
      <text:p text:style-name="P37">end </text:p>
      <text:p text:style-name="P23"/>
      <text:p text:style-name="P9">API Description</text:p>
      <text:p text:style-name="P30">The following are detailed descriptions of each API function with language-specific implementation details where necessary.</text:p>
      <text:p text:style-name="P9"/>
      <text:p text:style-name="P8"/>
      <text:p text:style-name="P8"/>
      <text:p text:style-name="P8">Read Functions</text:p>
      <text:p text:style-name="P23">These take a file index value and attempt to retrieve the file with that index from the CESR ONLINE data storage area. <text:s/>Failing that, it will try the CESR OFFLINE data storage area before throwing an error.</text:p>
      <text:p text:style-name="P23"/>
      <text:p text:style-name="P28"/>
      <text:p text:style-name="P28"/>
      <text:p text:style-name="P45"><text:s/><text:span text:style-name="T16">Int cbpm_read_rawfile(int *file_idx)</text:span></text:p>
      <text:p text:style-name="P48"><text:s/><text:span text:style-name="T6">Integer cbpm_read_rawfile_f(file_idx)</text:span></text:p>
      <text:p text:style-name="P52"><text:s/><text:span text:style-name="T6">cbpm_read_rawfile_m(file_index)</text:span></text:p>
      <text:p text:style-name="P30"/>
      <text:p text:style-name="P30">Argument:</text:p>
      <text:p text:style-name="P30"><text:s text:c="4"/>- Integer representing the RAW data file index to load</text:p>
      <text:p text:style-name="P31"/>
      <text:p text:style-name="P30">Return value:</text:p>
      <text:p text:style-name="P30"><text:s text:c="4"/>CBPMFIO_SUCCESS (0) - If function completed successfully</text:p>
      <text:p text:style-name="P30"><text:s text:c="4"/>CBPMFIO_FAILURE <text:s/>(1) - If function experienced an error opening the file</text:p>
      <text:p text:style-name="P28"/>
      <text:p text:style-name="P23">Note: </text:p>
      <text:p text:style-name="P23">The internal data structures that hold raw data, and the structures that contain automatically calculated values based on this raw data (scaled button values, X/Y positions, etc...) are populated upon every call to cbpm_read_rawfile. <text:s/>The data will need to be copied to another location provided by the developer if one wishes to preserve a particular set of data when a new call to cbpm_read_rawfile is made. </text:p>
      <text:p text:style-name="P29"/>
      <text:p text:style-name="P8">Accessor Functions</text:p>
      <text:p text:style-name="P23">Once the data has been imported and supplementary data buffers automatically </text:p>
      <text:p text:style-name="P23">calculated, one may access any of these values by using the appropriate accessor </text:p>
      <text:p text:style-name="P23">function. </text:p>
      <text:p text:style-name="P23"/>
      <text:p text:style-name="P46"><text:s text:c="2"/><text:span text:style-name="T17">i</text:span><text:span text:style-name="T18">nt cbpm_rawfile_timestamp(char *timestamp)</text:span></text:p>
      <text:p text:style-name="P49"><text:s/><text:span text:style-name="T22">Function cbpm_rawfile_timestamp_f( timestamp ) result (retval) </text:span></text:p>
      <text:p text:style-name="P53"><text:s/><text:span text:style-name="T22">function string = cbpm_raw_timestamp_m( )</text:span></text:p>
      <text:p text:style-name="P40"/>
      <text:p text:style-name="P38"><text:span text:style-name="T22"><text:s text:c="3"/></text:span><text:span text:style-name="T21">Returns a timestamp string (by argument reference or as return value, depending on language) containing the time the measurement was performed. The string returned has a maximum length of </text:span><text:span text:style-name="T19">CBI_MAX_STRING_LENGTH</text:span><text:span text:style-name="T21">. </text:span></text:p>
      <text:p text:style-name="P34"/>
      <text:p text:style-name="P34"/>
      <text:p text:style-name="P46"><text:soft-page-break/><text:s text:c="2"/><text:span text:style-name="T18">int <text:s text:c="5"/>cbpm_rawfile_num_instruments_( void )</text:span></text:p>
      <text:p text:style-name="P49"><text:s/><text:span text:style-name="T22">Function cbpm_rawfile_num_instruments_f( ) result (retval)</text:span></text:p>
      <text:p text:style-name="P53"><text:span text:style-name="T21"><text:s/></text:span><text:span text:style-name="T22">function scalar = cbpm_file_num_instruments_m( )</text:span></text:p>
      <text:p text:style-name="P36"/>
      <text:p text:style-name="P40">Returns the number of instruments that provided data for the measurement.</text:p>
      <text:p text:style-name="P34"/>
      <text:p text:style-name="P34"/>
      <text:p text:style-name="P46"><text:s text:c="2"/><text:span text:style-name="T18">int <text:s text:c="5"/>cbpm_rawfile_num_bunches_( void )</text:span></text:p>
      <text:p text:style-name="P49"><text:s/><text:span text:style-name="T22">Function cbpm_rawfile_num_bunches_f( ) result (retval)</text:span></text:p>
      <text:p text:style-name="P54"><text:s/>function scalar = cbpm_file_num_bunches_m( )</text:p>
      <text:p text:style-name="P34"/>
      <text:p text:style-name="P40">Returns the number of bunches acquired in the measurement data file.</text:p>
      <text:p text:style-name="P40"/>
      <text:p text:style-name="P40"/>
      <text:p text:style-name="P46"><text:s text:c="2"/><text:span text:style-name="T18">int <text:s text:c="5"/>cbpm_rawfile_num_turns_( void )</text:span></text:p>
      <text:p text:style-name="P49"><text:s/><text:span text:style-name="T22">Function cbpm_rawfile_num_turns_f( ) result (retval)</text:span></text:p>
      <text:p text:style-name="P54"><text:s/>function scalar = cbpm_file_num_turns_m( )</text:p>
      <text:p text:style-name="P40"/>
      <text:p text:style-name="P40">Returns the number of turns acquired for each bunch in the imported measurement data. </text:p>
      <text:p text:style-name="P40"/>
      <text:p text:style-name="P40"/>
      <text:p text:style-name="P46"><text:s text:c="2"/><text:span text:style-name="T18">int <text:s text:c="5"/>cbpm_rawfile_condx_number_( void )</text:span></text:p>
      <text:p text:style-name="P49"><text:s/>Function cbpm_rawfile_condx_number_f( ) result (retval)</text:p>
      <text:p text:style-name="P54"><text:s/>function scalar = cbpm_file_condx_m( )</text:p>
      <text:p text:style-name="P40"/>
      <text:p text:style-name="P40">Returns the CESR conditions (CONDX) file index value in place when the measurement was taken. </text:p>
      <text:p text:style-name="P40"/>
      <text:p text:style-name="P40">The CONDX number is the value obtained from the node "RELATED SETS" element 12 in the CESR database. </text:p>
      <text:p text:style-name="P40"/>
      <text:p text:style-name="P40"/>
      <text:p text:style-name="P46"><text:s text:c="2"/><text:span text:style-name="T17">float <text:s text:c="3"/>cbpm_rawfile_cern_current_( void )</text:span></text:p>
      <text:p text:style-name="P49"><text:s/>Function cbpm_rawfile_cern_current_f( ) result (retval)</text:p>
      <text:p text:style-name="P54"><text:s/>function scalar = cbpm_file_current_m( )</text:p>
      <text:p text:style-name="P40"/>
      <text:p text:style-name="P40">Returns a floating point value representing the CESR CERN total current measurement.</text:p>
      <text:p text:style-name="P40"/>
      <text:p text:style-name="P40"/>
      <text:p text:style-name="P46"><text:s text:c="2"/><text:span text:style-name="T17">int <text:s text:c="5"/>cbpm_rawfile_inst_names_( char *name )</text:span></text:p>
      <text:p text:style-name="P49"><text:s/>Function cbpm_rawfile_inst_names_f( name ) result (retval)</text:p>
      <text:p text:style-name="P53"><text:span text:style-name="T21"><text:s/></text:span><text:span text:style-name="T22">function <text:s/>cbpm_file_inst_locs_m( )</text:span></text:p>
      <text:p text:style-name="P40"/>
      <text:p text:style-name="P40">Upon each call, returns a single string of the next instrument found in the data file. <text:s/>"name" will be NULL (blank string for Fortran) for the call made immediately after the last ID string pointer has been returned. <text:s/>At this point, the caller will have seen every instrument name present in the data file. <text:s/>There is no need to make another call until cbpm_read_rawfile is called for a different data file. <text:s/>If this function is called again after returning a NULL or blank string, it will simply start the instrument name listing process again returning names starting from the beginning of the file and iterating through them. </text:p>
      <text:p text:style-name="P40"><text:s text:c="2"/></text:p>
      <text:p text:style-name="P40"><text:s text:c="2"/>Name strings are of the form "12W", "12W2", "8AW", "21E", etc... </text:p>
      <text:p text:style-name="P40"/>
      <text:p text:style-name="P40"><text:soft-page-break/>Arguments: </text:p>
      <text:p text:style-name="P40"><text:s text:c="4"/>- Pointer to string able to receive an instrument name by action of this </text:p>
      <text:p text:style-name="P40"><text:s text:c="6"/>function. </text:p>
      <text:p text:style-name="P40"/>
      <text:p text:style-name="P40"/>
      <text:p text:style-name="P46"><text:s text:c="2"/><text:span text:style-name="T17">int <text:s text:c="5"/>cbpm_rawfile_rf_bucket_( int *bunch )</text:span></text:p>
      <text:p text:style-name="P49"><text:s/>Function cbpm_rawfile_rf_bucket_f( bunch) result (retval)</text:p>
      <text:p text:style-name="P54"><text:s/>function <text:s/>cbpm_file_rf_bucket_m( bunch )</text:p>
      <text:p text:style-name="P40"/>
      <text:p text:style-name="P40">Returns the CESR RF bucket number for the bunch index provided. The bunch indexing is dependent upon the timing setup that the instrument was in when the measurement was taken. <text:s/>This function takes that fact into account automatically. </text:p>
      <text:p text:style-name="P40"/>
      <text:p text:style-name="P34"/>
      <text:p text:style-name="P47"><text:s/>float cbpm_rawfile_pedestal_(char *inst_location, int *bunch, int *button)</text:p>
      <text:p text:style-name="P50">Function cbpm_rawfile_pedestal_( inst_location, bunch, button ) result (retval)</text:p>
      <text:p text:style-name="P53"><text:span text:style-name="T22"><text:s/>function cbpm_file_pedestal_m(</text:span><text:span text:style-name="T12">location</text:span><text:span text:style-name="T22">, bunch, button)</text:span></text:p>
      <text:p text:style-name="P39"/>
      <text:p text:style-name="P40">Returns the pedestal value stored for the given bunch index and button. </text:p>
      <text:p text:style-name="P39"/>
      <text:p text:style-name="P39"/>
      <text:p text:style-name="P46"><text:span text:style-name="T17"><text:s/></text:span><text:span text:style-name="T20">float cbpm_rawfile_gain_factor_( char *inst_location, int *bunch, int *button )</text:span></text:p>
      <text:p text:style-name="P51"><text:s/>Function cbpm_rawfile_gain_factor_( inst_location, bunch, button ) result (retval)</text:p>
      <text:p text:style-name="P53"><text:span text:style-name="T22"><text:s/>function cbpm_file_gain_factor_m(</text:span><text:span text:style-name="T12">location</text:span><text:span text:style-name="T22">, bunch, button)</text:span></text:p>
      <text:p text:style-name="P39"/>
      <text:p text:style-name="P40">Returns the gain scale factor stored for the given bunch index and button.</text:p>
      <text:p text:style-name="P40"/>
      <text:p text:style-name="P40"><text:s text:c="2"/>Arguments: </text:p>
      <text:p text:style-name="P40"><text:s text:c="4"/>- Pointer to the instrument ID / location string for the BPM desired </text:p>
      <text:p text:style-name="P40"><text:s text:c="4"/>- Bunch index (First bunch acquired is index 1) </text:p>
      <text:list xml:id="list2015254667" text:style-name="L2">
        <text:list-item>
          <text:list>
            <text:list-item>
              <text:p text:style-name="P56">Button index (0,1,2,3) </text:p>
            </text:list-item>
            <text:list-item>
              <text:p text:style-name="P57"/>
            </text:list-item>
          </text:list>
        </text:list-item>
      </text:list>
      <text:p text:style-name="P39"/>
      <text:p text:style-name="P46"><text:span text:style-name="T17"><text:s/></text:span><text:span text:style-name="T20">int <text:s text:c="5"/>cbpm_rawfile_raw_ptr_( char *inst_location, int *button, int *dat_ptr )</text:span></text:p>
      <text:p text:style-name="P51"><text:s/>Function cbpm_rawfile_raw_ptr_f( inst_location, button, dat_ptr ) result (retval)</text:p>
      <text:p text:style-name="P53"><text:span text:style-name="T22"><text:s/>function cbpm_file_raw_data_m( </text:span><text:span text:style-name="T12">location </text:span><text:span text:style-name="T22">)</text:span></text:p>
      <text:p text:style-name="P39"/>
      <text:p text:style-name="P40">Returns an integer pointer (array) to the first buffer location of a particular BPM's signal input buffer (i.e. button). <text:s/>These values are the RAW ADC values acquired. </text:p>
      <text:p text:style-name="P40"/>
      <text:p text:style-name="P40">Data organization: </text:p>
      <text:p text:style-name="P40">The data are ordered in the following fashion . <text:s/>For each bunch that is digitized, the data for all turns appears in order, then so on for each subsequent bunch. <text:s/>This scheme applies to raw data obtained via this function as well as turn-by-turn (TBT, ped-subtracted and scaled) data, and position data accessed by the next several functions described below. </text:p>
      <text:p text:style-name="P40"/>
      <text:p text:style-name="P40"><text:s text:c="2"/>Arguments: </text:p>
      <text:p text:style-name="P40"><text:s text:c="4"/>- Pointer to the instrument ID / location string for the BPM desired </text:p>
      <text:p text:style-name="P40"><text:s text:c="4"/>- Pointer to integer value for the button (card) from where the data came. </text:p>
      <text:p text:style-name="P40"><text:s text:c="7"/>Valid values are <text:s/>&lt;0, 1, 2, 3&gt; </text:p>
      <text:p text:style-name="P40"><text:s text:c="4"/>- Pointer to (int) data array to fill </text:p>
      <text:p text:style-name="P39"/>
      <text:p text:style-name="P46"><text:soft-page-break/><text:span text:style-name="T17"><text:s/></text:span><text:span text:style-name="T20">int <text:s text:c="5"/>cbpm_rawfile_tbt_ptr_( char *inst_location, int *button, int *dat_ptr )</text:span></text:p>
      <text:p text:style-name="P51"><text:s/>Function cbpm_rawfile_tbt_ptr_f( inst_location, button, dat_ptr ) result (retval)</text:p>
      <text:p text:style-name="P53"><text:span text:style-name="T22"><text:s/>function cbpm_file_tbt_data_m( </text:span><text:span text:style-name="T12">location </text:span><text:span text:style-name="T22">)</text:span></text:p>
      <text:p text:style-name="P39"/>
      <text:p text:style-name="P40">Returns a float pointer (array) to the first buffer location of a particular BPM's signal input buffer (i.e. button). <text:s/>These values are PEDESTAL-SUBTRACTED and GAIN-SCALED already, i.e. in "physics units". </text:p>
      <text:p text:style-name="P40"/>
      <text:p text:style-name="P40">Data organization: </text:p>
      <text:p text:style-name="P40"><text:s text:c="2"/>The data are ordered in the following fashion </text:p>
      <text:p text:style-name="P40"><text:s text:c="2"/>For each bunch that is digitized, the data for all turns appears in order, then </text:p>
      <text:p text:style-name="P40"><text:s text:c="2"/>so on for each subsequent bunch. </text:p>
      <text:p text:style-name="P40"/>
      <text:p text:style-name="P40">Arguments: </text:p>
      <text:p text:style-name="P40"><text:s text:c="3"/>- Pointer to the instrument ID / location string for the BPM desired </text:p>
      <text:p text:style-name="P40"><text:s text:c="3"/>- Pointer to integer value for the button (card) from where the data came. </text:p>
      <text:p text:style-name="P40"><text:s text:c="6"/>Valid values are <text:s/>&lt;0, 1, 2, 3&gt; </text:p>
      <text:p text:style-name="P40"><text:s text:c="3"/>- Pointer to (float) data array to fill </text:p>
      <text:p text:style-name="P39"/>
      <text:p text:style-name="P39"/>
      <text:p text:style-name="P46"><text:span text:style-name="T17"><text:s/></text:span><text:span text:style-name="T20">int <text:s text:c="5"/>cbpm_rawfile_pos_ptr_( char *inst_location, int *plane, int *dat_ptr )</text:span></text:p>
      <text:p text:style-name="P51"><text:s/>Function cbpm_rawfile_pos_ptr_f( inst_location, plane, dat_ptr ) result (retval)</text:p>
      <text:p text:style-name="P53"><text:span text:style-name="T22"><text:s/>function cbpm_file_pos_data_m( </text:span><text:span text:style-name="T12">location </text:span><text:span text:style-name="T22">)</text:span></text:p>
      <text:p text:style-name="P39"/>
      <text:p text:style-name="P40">Returns a float pointer (array) to the first buffer location of a particular BPM's position value for the plane specified, either horizontal or vertical. The positions are not stored in the data file, but are calculated and stored in memory upon execution of the Part 1 import function. <text:s/>The positions are calculated for every turn acquired using the fully corrected PEDESTAL-SUBTRACTED and GAIN-SCALED values for the gain setting employed during acquisition. </text:p>
      <text:p text:style-name="P40"/>
      <text:p text:style-name="P40">Data organization: </text:p>
      <text:p text:style-name="P40"><text:s text:c="2"/>The data are ordered in the following fashion </text:p>
      <text:p text:style-name="P40"><text:s text:c="2"/>For each bunch that is digitized, the data for all turns appears in order, then </text:p>
      <text:p text:style-name="P40"><text:s text:c="2"/>so on for each subsequent bunch. </text:p>
      <text:p text:style-name="P40"/>
      <text:p text:style-name="P40">Arguments: </text:p>
      <text:p text:style-name="P40"><text:s text:c="3"/>- Pointer to the instrument ID / location string for the BPM desired </text:p>
      <text:p text:style-name="P40"><text:s text:c="3"/>- Integer value for the transverse plane of beam displacement to access </text:p>
      <text:p text:style-name="P40"><text:s text:c="6"/>Valid values are <text:s/>&lt;CBPM_HORZ_DIM, CBPM_VERT_DIM&gt; </text:p>
      <text:p text:style-name="P40"><text:s text:c="3"/>- Pointer to (float) data array to fill</text:p>
      <text:p text:style-name="P39"/>
      <text:p text:style-name="P39"/>
      <text:p text:style-name="P46"><text:span text:style-name="T17"><text:s/></text:span><text:span text:style-name="T20">int <text:s text:c="5"/>cbpm_rawfile_phase_ptr_( char *inst_location, int *plane, int *dat_ptr )</text:span></text:p>
      <text:p text:style-name="P51"><text:s/>Function cbpm_rawfile_phase_ptr_f( inst_location, plane, dat_ptr ) result (retval)</text:p>
      <text:p text:style-name="P53"><text:span text:style-name="T22"><text:s/>function cbpm_file_shaker_phase_m( </text:span><text:span text:style-name="T12">location </text:span><text:span text:style-name="T22">)</text:span></text:p>
      <text:p text:style-name="P39"/>
      <text:p text:style-name="P40">Returns an integer pointer (Array) to the first buffer location (first turn) of a particular BPM's encoded shaker phase word. <text:s/>This is the bit pattern encoded onto the command word embedded into the CESR clock signal turns marker burst. The bit pattern is made available in two parts, one for the encoded horizontal shaker phase and the other for vertical. </text:p>
      <text:p text:style-name="P40"/>
      <text:p text:style-name="P40"><text:soft-page-break/>Data organization: </text:p>
      <text:p text:style-name="P40"><text:s text:c="2"/>The data are ordered in the following fashion </text:p>
      <text:p text:style-name="P40"><text:s text:c="2"/>For each bunch that is digitized, the data for all turns appears in order, then </text:p>
      <text:p text:style-name="P40"><text:s text:c="2"/>so on for each subsequent bunch. </text:p>
      <text:p text:style-name="P40"/>
      <text:p text:style-name="P40">Arguments: </text:p>
      <text:p text:style-name="P40"><text:s text:c="3"/>- Pointer to the instrument ID / location string for the BPM desired </text:p>
      <text:p text:style-name="P40"><text:s text:c="3"/>- Integer value for the transverse plane of shaker phase to access </text:p>
      <text:p text:style-name="P40"><text:s text:c="6"/>Valid values are <text:s/>&lt;CBPM_HORZ_DIM, CBPM_VERT_DIM&gt; </text:p>
      <text:p text:style-name="P40"><text:s text:c="3"/>- Pointer to (float) data array to fill </text:p>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Appendix A – Data File Header Fields</text:p>
      <text:p text:style-name="P34"><text:soft-page-break/>Instrument_Type</text:p>
      <text:p text:style-name="P34">Command_ID </text:p>
      <text:p text:style-name="P34">File_type</text:p>
      <text:p text:style-name="P34">File_ID</text:p>
      <text:p text:style-name="P34">File_Version</text:p>
      <text:p text:style-name="P34">Timestamp</text:p>
      <text:p text:style-name="P34">Core_commstruct_v</text:p>
      <text:p text:style-name="P34">Plat_commstruct_v</text:p>
      <text:p text:style-name="P34">Bunch_Patt_Name</text:p>
      <text:p text:style-name="P34">Bunch_Patt_(hex)</text:p>
      <text:p text:style-name="P34">Species</text:p>
      <text:p text:style-name="P34">Num_Instruments</text:p>
      <text:p text:style-name="P34">Number_of_Bunches</text:p>
      <text:p text:style-name="P34">Number_of_Turns</text:p>
      <text:p text:style-name="P34">Turn_Spacing</text:p>
      <text:p text:style-name="P34">Timing_Setup</text:p>
      <text:p text:style-name="P34">Trigger</text:p>
      <text:p text:style-name="P34">CESR CONDX</text:p>
      <text:p text:style-name="P34">CERN Current Raw</text:p>
      <text:p text:style-name="P34">CERN Current mA</text:p>
      <text:p text:style-name="P34">Location</text:p>
      <text:p text:style-name="P34">BPM_hostname</text:p>
      <text:p text:style-name="P34">BPM_IP_Address</text:p>
      <text:p text:style-name="P34">Detector_Type</text:p>
      <text:p text:style-name="P34">Detector_Coeffs</text:p>
      <text:p text:style-name="P34">EXE_Name</text:p>
      <text:p text:style-name="P34">EXE_Build_ID</text:p>
      <text:p text:style-name="P34">Dig.Board_FPGA</text:p>
      <text:p text:style-name="P34">Front-End_FPGAs</text:p>
      <text:p text:style-name="P34">Timing_Setup</text:p>
      <text:p text:style-name="P34">Number_of_Turns</text:p>
      <text:p text:style-name="P34">Turn_sync_counter</text:p>
      <text:p text:style-name="P34">Turn_spacing</text:p>
      <text:p text:style-name="P34">Trigger</text:p>
      <text:p text:style-name="P34">Bunch_Pat_offsets</text:p>
      <text:p text:style-name="P34">Com_Turnmrk_Dly</text:p>
      <text:p text:style-name="P34">Blk_Turnmrk_Dlys</text:p>
      <text:p text:style-name="P34">Block_Delays</text:p>
      <text:p text:style-name="P34">Channel_Delays</text:p>
      <text:p text:style-name="P34">Gain_Settings</text:p>
      <text:p text:style-name="P34">Gain_Codes</text:p>
      <text:p text:style-name="P34">Gain_Coeffs</text:p>
      <text:p text:style-name="P34">Pedestals</text:p>
      <text:p text:style-name="P34">Digital_Temp_C</text:p>
      <text:p text:style-name="P34">Card_Temps_C</text:p>
      <text:p text:style-name="P34">ADC_saturation</text:p>
      <text:p text:style-name="P34">ADC_High</text:p>
      <text:p text:style-name="P34">ADC_Low</text:p>
      <text:p text:style-name="P35">Button Data Values...</text:p>
      <text:p text:style-name="P39"/>
      <text:p text:style-name="P39"/>
      <text:p text:style-name="P39"/>
      <text:p text:style-name="P39"/>
      <text:p text:style-name="P39"/>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ucida Sans2" svg:font-family="'Lucida Sans'" style:font-family-generic="swiss"/>
    <style:font-face style:name="Miriam Mono CLM" svg:font-family="'Miriam Mono CLM'" style:font-pitch="fixed"/>
    <style:font-face style:name="Courier" svg:font-family="Courier" style:font-family-generic="modern" style:font-pitch="fixed"/>
    <style:font-face style:name="Courier New" svg:font-family="'Courier New'" style:font-family-generic="modern" style:font-pitch="fixed"/>
    <style:font-face style:name="Lucida Sans" svg:font-family="'Lucida Sans'" style:font-family-generic="roman" style:font-pitch="variable"/>
    <style:font-face style:name="Lucida Sans1" svg:font-family="'Lucida Sans'" style:font-family-generic="swiss" style:font-pitch="variable"/>
    <style:font-face style:name="Lucida Sans3"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ucida Sans" fo:font-size="12pt" fo:language="en" fo:country="US" style:font-name-asian="Lucida Sans3" style:font-size-asian="12pt" style:language-asian="en" style:country-asian="US" style:font-name-complex="Lucida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cida Sans1" fo:font-size="14pt" style:font-name-asian="Lucida Sans3" style:font-size-asian="14pt" style:font-name-complex="Lucida Sans3"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11-11-23T11:40:34</meta:creation-date>
    <dc:date>2012-09-19T14:44:02</dc:date>
    <dc:language>en-US</dc:language>
    <meta:editing-cycles>200</meta:editing-cycles>
    <meta:editing-duration>P8DT9H13M51S</meta:editing-duration>
    <meta:print-date>2012-07-03T12:47:39</meta:print-date>
    <meta:document-statistic meta:table-count="0" meta:image-count="0" meta:object-count="0" meta:page-count="19" meta:paragraph-count="616" meta:word-count="3561" meta:character-count="29592" meta:non-whitespace-character-count="24069"/>
    <meta:user-defined meta:name="Info 1"/>
    <meta:user-defined meta:name="Info 2"/>
    <meta:user-defined meta:name="Info 3"/>
    <meta:user-defined meta:name="Info 4"/>
  </office:meta>
</office:document-meta>
</file>